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D51480EAAAAC4250.png" manifest:media-type="image/png"/>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485bd" officeooo:paragraph-rsid="006485bd"/>
    </style:style>
    <style:style style:name="P22" style:family="paragraph" style:parent-style-name="Text_20_body">
      <style:text-properties officeooo:rsid="006711e0" officeooo:paragraph-rsid="006711e0"/>
    </style:style>
    <style:style style:name="P23" style:family="paragraph" style:parent-style-name="Text_20_body">
      <style:text-properties officeooo:rsid="00671ebd" officeooo:paragraph-rsid="00671ebd"/>
    </style:style>
    <style:style style:name="P24" style:family="paragraph" style:parent-style-name="Text_20_body">
      <style:text-properties officeooo:rsid="0068ec17" officeooo:paragraph-rsid="0068ec17"/>
    </style:style>
    <style:style style:name="P25" style:family="paragraph" style:parent-style-name="Text_20_body">
      <style:text-properties officeooo:rsid="006c1a0e" officeooo:paragraph-rsid="006c1a0e"/>
    </style:style>
    <style:style style:name="P26" style:family="paragraph" style:parent-style-name="Text_20_body">
      <style:text-properties officeooo:rsid="006de9d7" officeooo:paragraph-rsid="006de9d7"/>
    </style:style>
    <style:style style:name="P27" style:family="paragraph" style:parent-style-name="Text_20_body">
      <style:text-properties officeooo:rsid="006de9d7" officeooo:paragraph-rsid="00deb157"/>
    </style:style>
    <style:style style:name="P28" style:family="paragraph" style:parent-style-name="Text_20_body">
      <style:text-properties officeooo:paragraph-rsid="006e3820"/>
    </style:style>
    <style:style style:name="P29" style:family="paragraph" style:parent-style-name="Text_20_body">
      <style:text-properties officeooo:rsid="006fe499" officeooo:paragraph-rsid="006fe499"/>
    </style:style>
    <style:style style:name="P30" style:family="paragraph" style:parent-style-name="Text_20_body">
      <style:text-properties officeooo:rsid="0025e6b6" officeooo:paragraph-rsid="006e3820"/>
    </style:style>
    <style:style style:name="P31" style:family="paragraph" style:parent-style-name="Text_20_body">
      <style:text-properties officeooo:rsid="0058ecae" officeooo:paragraph-rsid="0071963b"/>
    </style:style>
    <style:style style:name="P32" style:family="paragraph" style:parent-style-name="Text_20_body">
      <style:text-properties officeooo:rsid="0071963b" officeooo:paragraph-rsid="0071963b"/>
    </style:style>
    <style:style style:name="P33" style:family="paragraph" style:parent-style-name="Text_20_body">
      <style:text-properties officeooo:rsid="0072691c" officeooo:paragraph-rsid="0072691c"/>
    </style:style>
    <style:style style:name="P34" style:family="paragraph" style:parent-style-name="Text_20_body">
      <style:text-properties officeooo:rsid="00806ebf" officeooo:paragraph-rsid="00806ebf"/>
    </style:style>
    <style:style style:name="P35" style:family="paragraph" style:parent-style-name="Text_20_body">
      <style:text-properties officeooo:paragraph-rsid="008a915f"/>
    </style:style>
    <style:style style:name="P36" style:family="paragraph" style:parent-style-name="Text_20_body">
      <style:text-properties officeooo:rsid="0041e0b4" officeooo:paragraph-rsid="0041e0b4"/>
    </style:style>
    <style:style style:name="P37" style:family="paragraph" style:parent-style-name="Text_20_body">
      <style:text-properties officeooo:rsid="0092829f" officeooo:paragraph-rsid="0092829f"/>
    </style:style>
    <style:style style:name="P38" style:family="paragraph" style:parent-style-name="Text_20_body">
      <style:text-properties officeooo:rsid="00947b11" officeooo:paragraph-rsid="00aa1409"/>
    </style:style>
    <style:style style:name="P39" style:family="paragraph" style:parent-style-name="Text_20_body">
      <style:text-properties officeooo:rsid="009a5ace" officeooo:paragraph-rsid="00aa1409"/>
    </style:style>
    <style:style style:name="P40" style:family="paragraph" style:parent-style-name="Text_20_body">
      <style:text-properties officeooo:rsid="008158bd" officeooo:paragraph-rsid="008158bd"/>
    </style:style>
    <style:style style:name="P41" style:family="paragraph" style:parent-style-name="Text_20_body">
      <style:text-properties officeooo:rsid="00a6cf28" officeooo:paragraph-rsid="00a6cf28"/>
    </style:style>
    <style:style style:name="P42" style:family="paragraph" style:parent-style-name="Text_20_body">
      <style:text-properties officeooo:rsid="00a8952e" officeooo:paragraph-rsid="00a8952e"/>
    </style:style>
    <style:style style:name="P43" style:family="paragraph" style:parent-style-name="Text_20_body">
      <style:text-properties officeooo:paragraph-rsid="00a8b960"/>
    </style:style>
    <style:style style:name="P44" style:family="paragraph" style:parent-style-name="Text_20_body">
      <style:text-properties officeooo:rsid="00ab42d1" officeooo:paragraph-rsid="00ab42d1"/>
    </style:style>
    <style:style style:name="P45" style:family="paragraph" style:parent-style-name="Text_20_body">
      <style:text-properties officeooo:rsid="0064024c" officeooo:paragraph-rsid="0064024c"/>
    </style:style>
    <style:style style:name="P46" style:family="paragraph" style:parent-style-name="Text_20_body">
      <style:text-properties officeooo:rsid="004e676f" officeooo:paragraph-rsid="00b495d5"/>
    </style:style>
    <style:style style:name="P47" style:family="paragraph" style:parent-style-name="Text_20_body">
      <style:text-properties officeooo:rsid="0066c2d2" officeooo:paragraph-rsid="00cc96d7"/>
    </style:style>
    <style:style style:name="P48" style:family="paragraph" style:parent-style-name="Text_20_body">
      <style:text-properties officeooo:rsid="00b39491" officeooo:paragraph-rsid="00ab42d1"/>
    </style:style>
    <style:style style:name="P49" style:family="paragraph" style:parent-style-name="Text_20_body">
      <style:text-properties officeooo:rsid="00badbe7" officeooo:paragraph-rsid="00badbe7"/>
    </style:style>
    <style:style style:name="P50" style:family="paragraph" style:parent-style-name="Text_20_body">
      <style:text-properties officeooo:rsid="00bf17a8" officeooo:paragraph-rsid="00bf17a8"/>
    </style:style>
    <style:style style:name="P51" style:family="paragraph" style:parent-style-name="Text_20_body">
      <style:text-properties officeooo:rsid="0019de66" officeooo:paragraph-rsid="008a915f"/>
    </style:style>
    <style:style style:name="P52" style:family="paragraph" style:parent-style-name="Text_20_body">
      <style:text-properties officeooo:rsid="00c2db31" officeooo:paragraph-rsid="00c2db31"/>
    </style:style>
    <style:style style:name="P53" style:family="paragraph" style:parent-style-name="Text_20_body">
      <style:text-properties officeooo:rsid="00b142a8" officeooo:paragraph-rsid="00b142a8"/>
    </style:style>
    <style:style style:name="P54" style:family="paragraph" style:parent-style-name="Text_20_body">
      <style:text-properties officeooo:rsid="00c3c69a" officeooo:paragraph-rsid="00c3c69a"/>
    </style:style>
    <style:style style:name="P55" style:family="paragraph" style:parent-style-name="Text_20_body">
      <style:text-properties officeooo:paragraph-rsid="00c3c69a"/>
    </style:style>
    <style:style style:name="P56" style:family="paragraph" style:parent-style-name="Text_20_body">
      <style:text-properties officeooo:rsid="00c73b76" officeooo:paragraph-rsid="00c73b76"/>
    </style:style>
    <style:style style:name="P57" style:family="paragraph" style:parent-style-name="Text_20_body">
      <style:text-properties officeooo:rsid="00c83f98" officeooo:paragraph-rsid="00c83f98"/>
    </style:style>
    <style:style style:name="P58" style:family="paragraph" style:parent-style-name="Text_20_body">
      <style:text-properties officeooo:rsid="00c83f98" officeooo:paragraph-rsid="00d0d2fd"/>
    </style:style>
    <style:style style:name="P59" style:family="paragraph" style:parent-style-name="Text_20_body">
      <style:text-properties officeooo:rsid="00cace97" officeooo:paragraph-rsid="00cace97"/>
    </style:style>
    <style:style style:name="P60" style:family="paragraph" style:parent-style-name="Text_20_body">
      <style:text-properties officeooo:rsid="00919860" officeooo:paragraph-rsid="00919860"/>
    </style:style>
    <style:style style:name="P61" style:family="paragraph" style:parent-style-name="Text_20_body">
      <style:text-properties officeooo:rsid="00d0d2fd" officeooo:paragraph-rsid="00d0d2fd"/>
    </style:style>
    <style:style style:name="P62" style:family="paragraph" style:parent-style-name="Text_20_body">
      <style:text-properties officeooo:rsid="00eec390" officeooo:paragraph-rsid="00eec390"/>
    </style:style>
    <style:style style:name="P63" style:family="paragraph" style:parent-style-name="Text_20_body">
      <style:text-properties officeooo:rsid="00f0ca0b" officeooo:paragraph-rsid="00f0ca0b"/>
    </style:style>
    <style:style style:name="P64" style:family="paragraph" style:parent-style-name="Text_20_body">
      <style:text-properties officeooo:rsid="00afbaad" officeooo:paragraph-rsid="00cc96d7"/>
    </style:style>
    <style:style style:name="P65" style:family="paragraph" style:parent-style-name="Text_20_body">
      <style:text-properties officeooo:rsid="00c085ff" officeooo:paragraph-rsid="00c085ff"/>
    </style:style>
    <style:style style:name="P66" style:family="paragraph" style:parent-style-name="Text_20_body">
      <style:text-properties officeooo:rsid="00fd8b32" officeooo:paragraph-rsid="00fd8b32"/>
    </style:style>
    <style:style style:name="P67" style:family="paragraph" style:parent-style-name="Text_20_body">
      <style:text-properties officeooo:rsid="00d5e21b" officeooo:paragraph-rsid="00d5e21b"/>
    </style:style>
    <style:style style:name="P68" style:family="paragraph" style:parent-style-name="Text_20_body">
      <style:text-properties officeooo:rsid="0108db43" officeooo:paragraph-rsid="0108db43"/>
    </style:style>
    <style:style style:name="P69" style:family="paragraph" style:parent-style-name="Text_20_body">
      <style:text-properties officeooo:rsid="01113f3f" officeooo:paragraph-rsid="01113f3f"/>
    </style:style>
    <style:style style:name="P70" style:family="paragraph" style:parent-style-name="Text_20_body">
      <style:text-properties officeooo:rsid="0114e5b3" officeooo:paragraph-rsid="0114e5b3"/>
    </style:style>
    <style:style style:name="P71" style:family="paragraph" style:parent-style-name="Text_20_body">
      <style:text-properties officeooo:rsid="00367ba6" officeooo:paragraph-rsid="00367ba6"/>
    </style:style>
    <style:style style:name="P72" style:family="paragraph" style:parent-style-name="Text_20_body">
      <style:text-properties officeooo:rsid="0118d1e2" officeooo:paragraph-rsid="0118d1e2"/>
    </style:style>
    <style:style style:name="P73" style:family="paragraph" style:parent-style-name="Text_20_body">
      <style:text-properties officeooo:rsid="01132847"/>
    </style:style>
    <style:style style:name="P74" style:family="paragraph" style:parent-style-name="Text_20_body">
      <style:text-properties officeooo:rsid="01132847" officeooo:paragraph-rsid="01132847"/>
    </style:style>
    <style:style style:name="P75" style:family="paragraph" style:parent-style-name="Text_20_body">
      <style:text-properties officeooo:paragraph-rsid="011b9cca"/>
    </style:style>
    <style:style style:name="P76" style:family="paragraph" style:parent-style-name="Text_20_body">
      <style:text-properties officeooo:paragraph-rsid="00cc96d7"/>
    </style:style>
    <style:style style:name="P77" style:family="paragraph" style:parent-style-name="Text_20_body">
      <style:text-properties officeooo:rsid="00c2c874" officeooo:paragraph-rsid="00c2c874"/>
    </style:style>
    <style:style style:name="P78" style:family="paragraph" style:parent-style-name="Text_20_body">
      <style:text-properties officeooo:rsid="01177a6b" officeooo:paragraph-rsid="01177a6b"/>
    </style:style>
    <style:style style:name="P79" style:family="paragraph" style:parent-style-name="Text_20_body">
      <style:text-properties officeooo:rsid="011ffcbb" officeooo:paragraph-rsid="011ffcbb"/>
    </style:style>
    <style:style style:name="P80" style:family="paragraph" style:parent-style-name="Text_20_body">
      <style:text-properties officeooo:rsid="0121c299" officeooo:paragraph-rsid="0121c299"/>
    </style:style>
    <style:style style:name="P81" style:family="paragraph" style:parent-style-name="Text_20_body">
      <style:text-properties officeooo:rsid="011e928a" officeooo:paragraph-rsid="011e928a"/>
    </style:style>
    <style:style style:name="P82" style:family="paragraph" style:parent-style-name="Text_20_body">
      <style:text-properties officeooo:rsid="0126da57" officeooo:paragraph-rsid="0126da57"/>
    </style:style>
    <style:style style:name="P83" style:family="paragraph" style:parent-style-name="Text_20_body">
      <style:text-properties officeooo:paragraph-rsid="012b09f3"/>
    </style:style>
    <style:style style:name="P84" style:family="paragraph" style:parent-style-name="Text_20_body">
      <style:text-properties officeooo:rsid="012dbc14" officeooo:paragraph-rsid="012dbc14"/>
    </style:style>
    <style:style style:name="P85" style:family="paragraph" style:parent-style-name="Text_20_body">
      <style:text-properties officeooo:rsid="012f8a24" officeooo:paragraph-rsid="012f8a24"/>
    </style:style>
    <style:style style:name="P86" style:family="paragraph" style:parent-style-name="Text_20_body">
      <style:text-properties officeooo:rsid="01310950" officeooo:paragraph-rsid="00ce9ba1"/>
    </style:style>
    <style:style style:name="P87" style:family="paragraph" style:parent-style-name="Text_20_body">
      <style:text-properties officeooo:rsid="0132510c" officeooo:paragraph-rsid="0132510c"/>
    </style:style>
    <style:style style:name="P88" style:family="paragraph" style:parent-style-name="Text_20_body">
      <style:text-properties officeooo:rsid="005d8de9" officeooo:paragraph-rsid="01382cbe"/>
    </style:style>
    <style:style style:name="P89" style:family="paragraph" style:parent-style-name="Text_20_body">
      <style:text-properties officeooo:rsid="0134a0c2" officeooo:paragraph-rsid="0134a0c2"/>
    </style:style>
    <style:style style:name="P90" style:family="paragraph" style:parent-style-name="Text_20_body">
      <style:text-properties officeooo:rsid="001d7fb2" officeooo:paragraph-rsid="00cc96d7"/>
    </style:style>
    <style:style style:name="P91" style:family="paragraph" style:parent-style-name="Text_20_body">
      <style:text-properties officeooo:rsid="0016e44e"/>
    </style:style>
    <style:style style:name="P92" style:family="paragraph" style:parent-style-name="Text_20_body">
      <style:text-properties officeooo:rsid="01351b9d" officeooo:paragraph-rsid="01351b9d"/>
    </style:style>
    <style:style style:name="P93" style:family="paragraph" style:parent-style-name="Text_20_body">
      <style:text-properties officeooo:rsid="0132de03" officeooo:paragraph-rsid="0132de03"/>
    </style:style>
    <style:style style:name="P94" style:family="paragraph" style:parent-style-name="Text_20_body">
      <style:paragraph-properties fo:text-align="start" style:justify-single-word="false"/>
      <style:text-properties officeooo:rsid="013b6b95" officeooo:paragraph-rsid="013b6b95"/>
    </style:style>
    <style:style style:name="P95" style:family="paragraph" style:parent-style-name="Drawing">
      <style:paragraph-properties fo:text-align="center" style:justify-single-word="false"/>
    </style:style>
    <style:style style:name="P96" style:family="paragraph" style:parent-style-name="Heading_20_1">
      <style:paragraph-properties fo:text-align="center" style:justify-single-word="false"/>
      <style:text-properties officeooo:rsid="013b6b95" officeooo:paragraph-rsid="0132de03"/>
    </style:style>
    <style:style style:name="P97" style:family="paragraph" style:parent-style-name="Text_20_body" style:list-style-name="L1">
      <style:text-properties officeooo:rsid="006c1a0e" officeooo:paragraph-rsid="006c1a0e"/>
    </style:style>
    <style:style style:name="P98" style:family="paragraph" style:parent-style-name="Text_20_body" style:list-style-name="L1">
      <style:text-properties officeooo:rsid="013b6b95" officeooo:paragraph-rsid="013b6b95"/>
    </style:style>
    <style:style style:name="P99" style:family="paragraph" style:parent-style-name="Text_20_body" style:list-style-name="L1">
      <style:text-properties officeooo:rsid="00fd8b32" officeooo:paragraph-rsid="00fd8b32"/>
    </style:style>
    <style:style style:name="P100" style:family="paragraph" style:parent-style-name="Text_20_body" style:list-style-name="L2">
      <style:text-properties officeooo:rsid="000f88f6" officeooo:paragraph-rsid="00ffdd62"/>
    </style:style>
    <style:style style:name="P101" style:family="paragraph" style:parent-style-name="Text_20_body" style:list-style-name="L3">
      <style:text-properties officeooo:rsid="000f88f6" officeooo:paragraph-rsid="00ffdd62"/>
    </style:style>
    <style:style style:name="P102" style:family="paragraph" style:parent-style-name="Text_20_body" style:list-style-name="L4"/>
    <style:style style:name="P103" style:family="paragraph" style:parent-style-name="Text_20_body" style:list-style-name="L4">
      <style:text-properties officeooo:rsid="00c2c874" officeooo:paragraph-rsid="00c2c874"/>
    </style:style>
    <style:style style:name="P104" style:family="paragraph" style:parent-style-name="Text_20_body" style:list-style-name="L5">
      <style:text-properties officeooo:rsid="00c2c874" officeooo:paragraph-rsid="00c2c874"/>
    </style:style>
    <style:style style:name="P105" style:family="paragraph" style:parent-style-name="Text_20_body" style:list-style-name="L9">
      <style:text-properties officeooo:rsid="00c2c874" officeooo:paragraph-rsid="00c2c874"/>
    </style:style>
    <style:style style:name="P106" style:family="paragraph" style:parent-style-name="Text_20_body" style:list-style-name="L4">
      <style:text-properties officeooo:rsid="0134a0c2" officeooo:paragraph-rsid="0134a0c2"/>
    </style:style>
    <style:style style:name="P107" style:family="paragraph" style:parent-style-name="Text_20_body" style:list-style-name="L4">
      <style:text-properties officeooo:rsid="00cc96d7" officeooo:paragraph-rsid="00cc96d7"/>
    </style:style>
    <style:style style:name="P108" style:family="paragraph" style:parent-style-name="Text_20_body" style:list-style-name="L4">
      <style:text-properties officeooo:rsid="00806ebf" officeooo:paragraph-rsid="00806ebf"/>
    </style:style>
    <style:style style:name="P109" style:family="paragraph" style:parent-style-name="Text_20_body" style:list-style-name="L4">
      <style:text-properties officeooo:rsid="006de9d7" officeooo:paragraph-rsid="006de9d7"/>
    </style:style>
    <style:style style:name="P110" style:family="paragraph" style:parent-style-name="Text_20_body" style:list-style-name="L5"/>
    <style:style style:name="P111" style:family="paragraph" style:parent-style-name="Text_20_body" style:list-style-name="L5">
      <style:text-properties officeooo:rsid="0066c2d2" officeooo:paragraph-rsid="0066c2d2"/>
    </style:style>
    <style:style style:name="P112" style:family="paragraph" style:parent-style-name="Text_20_body" style:list-style-name="L10">
      <style:text-properties officeooo:rsid="0066c2d2" officeooo:paragraph-rsid="0066c2d2"/>
    </style:style>
    <style:style style:name="P113" style:family="paragraph" style:parent-style-name="Text_20_body" style:list-style-name="L5">
      <style:text-properties officeooo:rsid="00cd20e2" officeooo:paragraph-rsid="00cd20e2"/>
    </style:style>
    <style:style style:name="P114" style:family="paragraph" style:parent-style-name="Text_20_body" style:list-style-name="L5">
      <style:text-properties officeooo:rsid="008804af" officeooo:paragraph-rsid="008804af"/>
    </style:style>
    <style:style style:name="P115" style:family="paragraph" style:parent-style-name="Text_20_body" style:list-style-name="L7">
      <style:text-properties officeooo:rsid="008804af" officeooo:paragraph-rsid="008804af"/>
    </style:style>
    <style:style style:name="P116" style:family="paragraph" style:parent-style-name="Text_20_body" style:list-style-name="L5">
      <style:text-properties officeooo:rsid="00a54d57" officeooo:paragraph-rsid="00a54d57"/>
    </style:style>
    <style:style style:name="P117" style:family="paragraph" style:parent-style-name="Text_20_body" style:list-style-name="L10">
      <style:text-properties officeooo:rsid="00a54d57" officeooo:paragraph-rsid="00a54d57"/>
    </style:style>
    <style:style style:name="P118" style:family="paragraph" style:parent-style-name="Text_20_body" style:list-style-name="L6"/>
    <style:style style:name="P119" style:family="paragraph" style:parent-style-name="Text_20_body" style:list-style-name="L6">
      <style:text-properties officeooo:paragraph-rsid="0114e5b3"/>
    </style:style>
    <style:style style:name="P120" style:family="paragraph" style:parent-style-name="Text_20_body" style:list-style-name="L6">
      <style:text-properties officeooo:paragraph-rsid="011d0e76"/>
    </style:style>
    <style:style style:name="P121" style:family="paragraph" style:parent-style-name="Text_20_body" style:list-style-name="L6">
      <style:text-properties officeooo:rsid="0114e5b3" officeooo:paragraph-rsid="0114e5b3"/>
    </style:style>
    <style:style style:name="P122" style:family="paragraph" style:parent-style-name="Text_20_body" style:list-style-name="L6">
      <style:text-properties officeooo:rsid="011b9cca" officeooo:paragraph-rsid="011d0e76"/>
    </style:style>
    <style:style style:name="P123" style:family="paragraph" style:parent-style-name="Text_20_body" style:list-style-name="L7">
      <style:text-properties officeooo:paragraph-rsid="0114e5b3"/>
    </style:style>
    <style:style style:name="P124" style:family="paragraph" style:parent-style-name="Text_20_body" style:list-style-name="L7">
      <style:text-properties officeooo:paragraph-rsid="011d0e76"/>
    </style:style>
    <style:style style:name="P125" style:family="paragraph" style:parent-style-name="Text_20_body" style:list-style-name="L7">
      <style:text-properties officeooo:rsid="0084eb74" officeooo:paragraph-rsid="0084eb74"/>
    </style:style>
    <style:style style:name="P126" style:family="paragraph" style:parent-style-name="Text_20_body" style:list-style-name="L8"/>
    <style:style style:name="P127" style:family="paragraph" style:parent-style-name="Text_20_body" style:list-style-name="L8">
      <style:text-properties officeooo:paragraph-rsid="0115778a"/>
    </style:style>
    <style:style style:name="P128" style:family="paragraph" style:parent-style-name="Text_20_body" style:list-style-name="L8">
      <style:text-properties officeooo:rsid="0115778a" officeooo:paragraph-rsid="0115778a"/>
    </style:style>
    <style:style style:name="P129" style:family="paragraph" style:parent-style-name="Text_20_body" style:list-style-name="L9"/>
    <style:style style:name="P130" style:family="paragraph" style:parent-style-name="Text_20_body" style:list-style-name="L9">
      <style:text-properties officeooo:paragraph-rsid="00ce9ba1"/>
    </style:style>
    <style:style style:name="P131" style:family="paragraph" style:parent-style-name="Text_20_body" style:list-style-name="L9">
      <style:text-properties officeooo:rsid="0135d787" officeooo:paragraph-rsid="0135d787"/>
    </style:style>
    <style:style style:name="P132" style:family="paragraph" style:parent-style-name="Text_20_body" style:list-style-name="L10">
      <style:text-properties officeooo:rsid="0135d787" officeooo:paragraph-rsid="0135d787"/>
    </style:style>
    <style:style style:name="P133" style:family="paragraph" style:parent-style-name="Text_20_body" style:list-style-name="L9">
      <style:text-properties officeooo:rsid="00ce9ba1" officeooo:paragraph-rsid="00ce9ba1"/>
    </style:style>
    <style:style style:name="P134" style:family="paragraph" style:parent-style-name="Text_20_body" style:list-style-name="L9">
      <style:text-properties officeooo:rsid="007d22f1" officeooo:paragraph-rsid="007d22f1"/>
    </style:style>
    <style:style style:name="P135" style:family="paragraph" style:parent-style-name="Text_20_body" style:list-style-name="L10"/>
    <style:style style:name="P136" style:family="paragraph" style:parent-style-name="Text_20_body" style:list-style-name="L10">
      <style:text-properties officeooo:rsid="0026de65"/>
    </style:style>
    <style:style style:name="P137" style:family="paragraph" style:parent-style-name="Text_20_body" style:list-style-name="L10">
      <style:text-properties officeooo:rsid="0126da57" officeooo:paragraph-rsid="0126da57"/>
    </style:style>
    <style:style style:name="P138" style:family="paragraph" style:parent-style-name="Text_20_body" style:list-style-name="L10">
      <style:text-properties officeooo:rsid="0041e0b4"/>
    </style:style>
    <style:style style:name="P139" style:family="paragraph" style:parent-style-name="Text_20_body" style:list-style-name="L10">
      <style:text-properties officeooo:rsid="0041e0b4" officeooo:paragraph-rsid="005d476f"/>
    </style:style>
    <style:style style:name="P140" style:family="paragraph" style:parent-style-name="Text_20_body" style:list-style-name="L10">
      <style:text-properties officeooo:rsid="005d476f" officeooo:paragraph-rsid="005d476f"/>
    </style:style>
    <style:style style:name="P141" style:family="paragraph" style:parent-style-name="Text_20_body" style:list-style-name="L11">
      <style:text-properties officeooo:rsid="005d476f" officeooo:paragraph-rsid="005d476f"/>
    </style:style>
    <style:style style:name="P142" style:family="paragraph" style:parent-style-name="Text_20_body" style:list-style-name="L10">
      <style:text-properties officeooo:rsid="00c2db31" officeooo:paragraph-rsid="00c2db31"/>
    </style:style>
    <style:style style:name="P143" style:family="paragraph" style:parent-style-name="Text_20_body" style:list-style-name="L10">
      <style:text-properties officeooo:rsid="012f8a24" officeooo:paragraph-rsid="012f8a24"/>
    </style:style>
    <style:style style:name="P144" style:family="paragraph" style:parent-style-name="Text_20_body" style:list-style-name="L10">
      <style:text-properties officeooo:rsid="0064024c" officeooo:paragraph-rsid="0064024c"/>
    </style:style>
    <style:style style:name="P145" style:family="paragraph" style:parent-style-name="Text_20_body" style:list-style-name="L10">
      <style:text-properties officeooo:rsid="006a2155" officeooo:paragraph-rsid="006a2155"/>
    </style:style>
    <style:style style:name="P146" style:family="paragraph" style:parent-style-name="Text_20_body" style:list-style-name="L10">
      <style:text-properties officeooo:rsid="00a60543" officeooo:paragraph-rsid="00a60543"/>
    </style:style>
    <style:style style:name="P147" style:family="paragraph" style:parent-style-name="Text_20_body" style:list-style-name="L10">
      <style:text-properties officeooo:rsid="00c5c431" officeooo:paragraph-rsid="00c5c431"/>
    </style:style>
    <style:style style:name="P148" style:family="paragraph" style:parent-style-name="Text_20_body" style:list-style-name="L10">
      <style:text-properties officeooo:rsid="00431991"/>
    </style:style>
    <style:style style:name="P149" style:family="paragraph" style:parent-style-name="Text_20_body" style:list-style-name="L10">
      <style:text-properties officeooo:rsid="00a8b960" officeooo:paragraph-rsid="00a8b960"/>
    </style:style>
    <style:style style:name="P150" style:family="paragraph" style:parent-style-name="Text_20_body" style:list-style-name="L11">
      <style:text-properties officeooo:rsid="005d8de9" officeooo:paragraph-rsid="005d8de9"/>
    </style:style>
    <style:style style:name="P151" style:family="paragraph" style:parent-style-name="Text_20_body" style:list-style-name="L11">
      <style:text-properties officeooo:rsid="005d8de9" officeooo:paragraph-rsid="01382cbe"/>
    </style:style>
    <style:style style:name="P152" style:family="paragraph" style:parent-style-name="Text_20_body" style:list-style-name="L12">
      <style:text-properties officeooo:rsid="00947b11" officeooo:paragraph-rsid="00aa1409"/>
    </style:style>
    <style:style style:name="P153" style:family="paragraph" style:parent-style-name="Text_20_body" style:list-style-name="L12">
      <style:text-properties officeooo:rsid="00947b11" officeooo:paragraph-rsid="010c8d44"/>
    </style:style>
    <style:style style:name="P154" style:family="paragraph" style:parent-style-name="Text_20_body" style:list-style-name="L12">
      <style:text-properties officeooo:rsid="00a3f953" officeooo:paragraph-rsid="00aa1409"/>
    </style:style>
    <style:style style:name="P155" style:family="paragraph" style:parent-style-name="Text_20_body" style:list-style-name="L13">
      <style:text-properties officeooo:rsid="00ab42d1" officeooo:paragraph-rsid="00ab42d1"/>
    </style:style>
    <style:style style:name="P156" style:family="paragraph" style:parent-style-name="Text_20_body" style:list-style-name="L13">
      <style:text-properties officeooo:rsid="01160c9d" officeooo:paragraph-rsid="01160c9d"/>
    </style:style>
    <style:style style:name="P157" style:family="paragraph" style:parent-style-name="Text_20_body" style:list-style-name="L13">
      <style:text-properties officeooo:rsid="00cf834e" officeooo:paragraph-rsid="00cf834e"/>
    </style:style>
    <style:style style:name="P158" style:family="paragraph" style:parent-style-name="Text_20_body" style:list-style-name="L13">
      <style:text-properties officeooo:rsid="00bfbb9f" officeooo:paragraph-rsid="00bfbb9f"/>
    </style:style>
    <style:style style:name="P159" style:family="paragraph" style:parent-style-name="Text_20_body" style:list-style-name="L14">
      <style:text-properties officeooo:rsid="00c085ff" officeooo:paragraph-rsid="00c085ff"/>
    </style:style>
    <style:style style:name="P160" style:family="paragraph" style:parent-style-name="Text_20_body" style:list-style-name="L15">
      <style:text-properties officeooo:rsid="00c73b76" officeooo:paragraph-rsid="00c73b76"/>
    </style:style>
    <style:style style:name="P161" style:family="paragraph" style:parent-style-name="Text_20_body" style:list-style-name="L15">
      <style:text-properties officeooo:rsid="00c83f98" officeooo:paragraph-rsid="00c83f98"/>
    </style:style>
    <style:style style:name="P162" style:family="paragraph" style:parent-style-name="Text_20_body" style:list-style-name="L16">
      <style:text-properties officeooo:rsid="00d0d2fd" officeooo:paragraph-rsid="00d0d2fd"/>
    </style:style>
    <style:style style:name="P163" style:family="paragraph" style:parent-style-name="Text_20_body" style:list-style-name="L16">
      <style:text-properties officeooo:rsid="00f0ca0b" officeooo:paragraph-rsid="00d0d2fd"/>
    </style:style>
    <style:style style:name="P164" style:family="paragraph" style:parent-style-name="Text_20_body" style:list-style-name="L16">
      <style:text-properties officeooo:rsid="00d2155b" officeooo:paragraph-rsid="00d2155b"/>
    </style:style>
    <style:style style:name="P165" style:family="paragraph" style:parent-style-name="Text_20_body" style:list-style-name="L17">
      <style:text-properties officeooo:paragraph-rsid="00c3c69a"/>
    </style:style>
    <style:style style:name="P166" style:family="paragraph" style:parent-style-name="Text_20_body" style:list-style-name="L17">
      <style:text-properties officeooo:rsid="00c3c69a" officeooo:paragraph-rsid="00c3c69a"/>
    </style:style>
    <style:style style:name="P167" style:family="paragraph" style:parent-style-name="Text_20_body" style:list-style-name="L17">
      <style:text-properties officeooo:rsid="00f55dd9" officeooo:paragraph-rsid="00f55dd9"/>
    </style:style>
    <style:style style:name="P168" style:family="paragraph" style:parent-style-name="Text_20_body" style:list-style-name="L18">
      <style:text-properties officeooo:rsid="0060b909" officeooo:paragraph-rsid="0060b909"/>
    </style:style>
    <style:style style:name="P169" style:family="paragraph" style:parent-style-name="Text_20_body" style:list-style-name="L19">
      <style:text-properties officeooo:rsid="0092829f" officeooo:paragraph-rsid="0092829f"/>
    </style:style>
    <style:style style:name="P170" style:family="paragraph" style:parent-style-name="Text_20_body" style:list-style-name="L19">
      <style:text-properties officeooo:rsid="00937e12" officeooo:paragraph-rsid="00937e12"/>
    </style:style>
    <style:style style:name="P171" style:family="paragraph" style:parent-style-name="Text_20_body" style:list-style-name="L20">
      <style:text-properties officeooo:rsid="00937e12" officeooo:paragraph-rsid="00937e12"/>
    </style:style>
    <style:style style:name="P172" style:family="paragraph" style:parent-style-name="Text_20_body" style:list-style-name="L20">
      <style:text-properties officeooo:rsid="0094437f" officeooo:paragraph-rsid="0094437f"/>
    </style:style>
    <style:style style:name="P173" style:family="paragraph" style:parent-style-name="Text_20_body" style:list-style-name="L21">
      <style:text-properties officeooo:rsid="00946c6b" officeooo:paragraph-rsid="00946c6b"/>
    </style:style>
    <style:style style:name="P174" style:family="paragraph" style:parent-style-name="Text_20_body" style:list-style-name="L21">
      <style:text-properties officeooo:rsid="00a2dd8b" officeooo:paragraph-rsid="00946c6b"/>
    </style:style>
    <style:style style:name="P175" style:family="paragraph" style:parent-style-name="Text_20_body" style:list-style-name="L22">
      <style:text-properties officeooo:rsid="00cace97" officeooo:paragraph-rsid="00cace97"/>
    </style:style>
    <style:style style:name="P176" style:family="paragraph" style:parent-style-name="Text_20_body" style:list-style-name="L23">
      <style:text-properties officeooo:paragraph-rsid="013c47f9"/>
    </style:style>
    <style:style style:name="P177" style:family="paragraph" style:parent-style-name="Heading_20_2">
      <style:text-properties officeooo:rsid="013b6b95" officeooo:paragraph-rsid="013b6b95"/>
    </style:style>
    <style:style style:name="P178" style:family="paragraph" style:parent-style-name="Heading_20_2">
      <style:text-properties officeooo:rsid="006c1a0e" officeooo:paragraph-rsid="006c1a0e"/>
    </style:style>
    <style:style style:name="P179" style:family="paragraph" style:parent-style-name="Heading_20_2">
      <style:text-properties officeooo:rsid="00badbe7" officeooo:paragraph-rsid="00badbe7"/>
    </style:style>
    <style:style style:name="P180" style:family="paragraph" style:parent-style-name="Heading_20_2">
      <style:text-properties officeooo:rsid="003f5ddb" officeooo:paragraph-rsid="0044adf8"/>
    </style:style>
    <style:style style:name="P181" style:family="paragraph" style:parent-style-name="Heading_20_2">
      <style:text-properties officeooo:paragraph-rsid="0044adf8"/>
    </style:style>
    <style:style style:name="P182" style:family="paragraph" style:parent-style-name="Heading_20_2">
      <style:text-properties officeooo:rsid="00ab42d1" officeooo:paragraph-rsid="00ab42d1"/>
    </style:style>
    <style:style style:name="P183" style:family="paragraph" style:parent-style-name="Heading_20_2">
      <style:text-properties officeooo:rsid="00c73b76" officeooo:paragraph-rsid="00c73b76"/>
    </style:style>
    <style:style style:name="P184" style:family="paragraph" style:parent-style-name="Heading_20_2">
      <style:text-properties officeooo:rsid="006de9d7" officeooo:paragraph-rsid="006de9d7"/>
    </style:style>
    <style:style style:name="P185" style:family="paragraph" style:parent-style-name="Heading_20_2">
      <style:text-properties officeooo:rsid="005ab6b0" officeooo:paragraph-rsid="005ab6b0"/>
    </style:style>
    <style:style style:name="P186" style:family="paragraph" style:parent-style-name="Heading_20_2">
      <style:text-properties officeooo:rsid="00946c6b" officeooo:paragraph-rsid="00946c6b"/>
    </style:style>
    <style:style style:name="P187" style:family="paragraph" style:parent-style-name="Heading_20_3">
      <style:text-properties officeooo:rsid="0114e5b3" officeooo:paragraph-rsid="0114e5b3"/>
    </style:style>
    <style:style style:name="P188" style:family="paragraph" style:parent-style-name="Heading_20_3">
      <style:text-properties officeooo:rsid="00c73b76" officeooo:paragraph-rsid="00c73b76"/>
    </style:style>
    <style:style style:name="P189" style:family="paragraph" style:parent-style-name="Heading_20_3">
      <style:text-properties officeooo:rsid="00c83f98" officeooo:paragraph-rsid="00c83f98"/>
    </style:style>
    <style:style style:name="P190" style:family="paragraph" style:parent-style-name="Heading_20_3">
      <style:text-properties officeooo:rsid="00946c6b" officeooo:paragraph-rsid="00946c6b"/>
    </style:style>
    <style:style style:name="P191" style:family="paragraph" style:parent-style-name="Heading_20_3">
      <style:text-properties officeooo:rsid="00cace97" officeooo:paragraph-rsid="00cace97"/>
    </style:style>
    <style:style style:name="P192" style:family="paragraph" style:parent-style-name="Heading_20_3">
      <style:text-properties officeooo:rsid="01132847" officeooo:paragraph-rsid="01132847"/>
    </style:style>
    <style:style style:name="P193" style:family="paragraph" style:parent-style-name="Heading_20_3">
      <style:text-properties officeooo:rsid="0126da57" officeooo:paragraph-rsid="0126da57"/>
    </style:style>
    <style:style style:name="P194" style:family="paragraph" style:parent-style-name="Heading_20_3">
      <style:text-properties officeooo:rsid="012f8a24" officeooo:paragraph-rsid="012f8a24"/>
    </style:style>
    <style:style style:name="P195" style:family="paragraph" style:parent-style-name="Heading_20_3">
      <style:text-properties officeooo:rsid="013a49d7" officeooo:paragraph-rsid="013a49d7"/>
    </style:style>
    <style:style style:name="P196" style:family="paragraph">
      <loext:graphic-properties draw:fill="bitmap" draw:fill-color="#ffffff" draw:fill-image-name="Empty"/>
      <style:paragraph-properties fo:text-align="center"/>
    </style:style>
    <style:style style:name="P197" style:family="paragraph">
      <style:paragraph-properties fo:text-align="center"/>
    </style:style>
    <style:style style:name="P198" style:family="paragraph">
      <loext:graphic-properties draw:fill-color="#ffffff"/>
      <style:paragraph-properties fo:text-align="center"/>
      <style:text-properties style:font-name="FreeSans" fo:font-size="24pt" style:font-size-asian="24pt" style:font-size-complex="24pt"/>
    </style:style>
    <style:style style:name="P199" style:family="paragraph">
      <loext:graphic-properties draw:fill="solid" draw:fill-color="#999999"/>
      <style:paragraph-properties fo:text-align="center"/>
    </style:style>
    <style:style style:name="P200" style:family="paragraph">
      <loext:graphic-properties draw:fill-color="#ffffff"/>
      <style:paragraph-properties fo:text-align="center"/>
      <style:text-properties fo:font-size="12pt"/>
    </style:style>
    <style:style style:name="P201" style:family="paragraph">
      <loext:graphic-properties draw:fill="solid" draw:fill-color="#111111"/>
      <style:paragraph-properties fo:text-align="center"/>
    </style:style>
    <style:style style:name="T1" style:family="text">
      <style:text-properties officeooo:rsid="013b6b95"/>
    </style:style>
    <style:style style:name="T2" style:family="text">
      <style:text-properties officeooo:rsid="0132de03"/>
    </style:style>
    <style:style style:name="T3" style:family="text">
      <style:text-properties officeooo:rsid="0074f711"/>
    </style:style>
    <style:style style:name="T4" style:family="text">
      <style:text-properties officeooo:rsid="011b9cca"/>
    </style:style>
    <style:style style:name="T5" style:family="text">
      <style:text-properties officeooo:rsid="01113f3f"/>
    </style:style>
    <style:style style:name="T6" style:family="text">
      <style:text-properties officeooo:rsid="01132847"/>
    </style:style>
    <style:style style:name="T7" style:family="text">
      <style:text-properties officeooo:rsid="0108db43"/>
    </style:style>
    <style:style style:name="T8" style:family="text">
      <style:text-properties officeooo:rsid="00fd8b32"/>
    </style:style>
    <style:style style:name="T9" style:family="text">
      <style:text-properties officeooo:rsid="0017e7ac"/>
    </style:style>
    <style:style style:name="T10" style:family="text">
      <style:text-properties officeooo:rsid="0019de66"/>
    </style:style>
    <style:style style:name="T11" style:family="text">
      <style:text-properties officeooo:rsid="001d7fb2"/>
    </style:style>
    <style:style style:name="T12" style:family="text">
      <style:text-properties officeooo:rsid="0025e6b6"/>
    </style:style>
    <style:style style:name="T13" style:family="text">
      <style:text-properties officeooo:rsid="002a917c"/>
    </style:style>
    <style:style style:name="T14" style:family="text">
      <style:text-properties officeooo:rsid="002aadc3"/>
    </style:style>
    <style:style style:name="T15" style:family="text">
      <style:text-properties officeooo:rsid="002e9472"/>
    </style:style>
    <style:style style:name="T16" style:family="text">
      <style:text-properties officeooo:rsid="00319e4a"/>
    </style:style>
    <style:style style:name="T17" style:family="text">
      <style:text-properties officeooo:rsid="003251fa"/>
    </style:style>
    <style:style style:name="T18" style:family="text">
      <style:text-properties officeooo:rsid="0033cd77"/>
    </style:style>
    <style:style style:name="T19" style:family="text">
      <style:text-properties officeooo:rsid="00367ba6"/>
    </style:style>
    <style:style style:name="T20" style:family="text">
      <style:text-properties officeooo:rsid="0036f407"/>
    </style:style>
    <style:style style:name="T21" style:family="text">
      <style:text-properties officeooo:rsid="0038a92b"/>
    </style:style>
    <style:style style:name="T22" style:family="text">
      <style:text-properties officeooo:rsid="0038f54b"/>
    </style:style>
    <style:style style:name="T23" style:family="text">
      <style:text-properties style:font-name="Liberation Serif1"/>
    </style:style>
    <style:style style:name="T24" style:family="text">
      <style:text-properties style:font-name="Liberation Serif1" officeooo:rsid="0086f220" style:font-name-asian="Liberation Serif1" style:font-name-complex="Liberation Serif1"/>
    </style:style>
    <style:style style:name="T25" style:family="text">
      <style:text-properties style:font-name="Liberation Serif1" officeooo:rsid="004e676f"/>
    </style:style>
    <style:style style:name="T26" style:family="text">
      <style:text-properties officeooo:rsid="003a4f65"/>
    </style:style>
    <style:style style:name="T27" style:family="text">
      <style:text-properties officeooo:rsid="003b6251"/>
    </style:style>
    <style:style style:name="T28" style:family="text">
      <style:text-properties officeooo:rsid="003d8467"/>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officeooo:rsid="012a6975"/>
    </style:style>
    <style:style style:name="T176" style:family="text">
      <style:text-properties officeooo:rsid="012b1d4b"/>
    </style:style>
    <style:style style:name="T177" style:family="text">
      <style:text-properties officeooo:rsid="012c5950"/>
    </style:style>
    <style:style style:name="T178" style:family="text">
      <style:text-properties officeooo:rsid="012d6543"/>
    </style:style>
    <style:style style:name="T179" style:family="text">
      <style:text-properties officeooo:rsid="012dbc14"/>
    </style:style>
    <style:style style:name="T180" style:family="text">
      <style:text-properties officeooo:rsid="0134a0c2"/>
    </style:style>
    <style:style style:name="T181" style:family="text">
      <style:text-properties officeooo:rsid="01351b9d"/>
    </style:style>
    <style:style style:name="T182" style:family="text">
      <style:text-properties officeooo:rsid="01362ef4"/>
    </style:style>
    <style:style style:name="T183" style:family="text">
      <style:text-properties officeooo:rsid="01382cbe"/>
    </style:style>
    <style:style style:name="T184" style:family="text">
      <style:text-properties officeooo:rsid="0138877f"/>
    </style:style>
    <style:style style:name="T185" style:family="text">
      <style:text-properties officeooo:rsid="013a49d7"/>
    </style:style>
    <style:style style:name="T186" style:family="text">
      <style:text-properties officeooo:rsid="013c47f9"/>
    </style:style>
    <style:style style:name="T187" style:family="text">
      <style:text-properties officeooo:rsid="013e258a"/>
    </style:style>
    <style:style style:name="T188"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ShowControl: Sound Effects Player overview</text:h>
      <text:p text:style-name="P94">Sound Effects Player is a component of ShowControl, which is a set of programs intended to provide computer assistance to a stage performance. <text:s/>Sound Effects Player plays the sound effects for the performance.</text:p>
      <text:h text:style-name="P177" text:outline-level="2">Who Uses it?</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P177" text:outline-level="2">What must it do?</text:h>
      <text:p text:style-name="P25">The sound effects player will</text:p>
      <text:list xml:id="list6456907527216258445" text:style-name="L1">
        <text:list-item>
          <text:p text:style-name="P97">be able to make the sound of a ringing telephone,</text:p>
        </text:list-item>
        <text:list-item>
          <text:p text:style-name="P97">be able to sequence a play as complex as The Passion of Dracula, and as simple as Oklahoma,</text:p>
        </text:list-item>
        <text:list-item>
          <text:p text:style-name="P97">Be able to be operated by a sound effects operator with little previous experience,</text:p>
        </text:list-item>
        <text:list-item>
          <text:p text:style-name="P98">Be able to be operated from a remote station, and</text:p>
        </text:list-item>
        <text:list-item>
          <text:p text:style-name="P99">Require only a modest computer.</text:p>
        </text:list-item>
      </text:list>
      <text:p text:style-name="P29">In addition, one thing that has always annoyed me in a human interface is that the meaning of a button can change just as I am about to push it, with the result that it does something other than what I intended. <text:s/>This design avoids that.</text:p>
      <text:h text:style-name="P178" text:outline-level="2">Design Overview</text:h>
      <text:p text:style-name="P25">This design has a flexible <text:span text:style-name="T175">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8">gstreamer </text:span>WAV file parser.</text:p>
      <text:p text:style-name="P25">In addition, for all but the simplest shows the sound designer prepares a collection of sequence items for the <text:span text:style-name="T175">internal </text:span>sequencer. <text:s/>I will describe the <text:span text:style-name="T175">internal </text:span>sequencer after describing <text:span text:style-name="T77">the gstreamer</text:span> plug-in <text:span text:style-name="T77">on which it is based, but first I will describe the cluster.</text:span></text:p>
      <text:h text:style-name="P179" text:outline-level="2">The Cluster</text:h>
      <text:p text:style-name="P49">From the point of view of the sound effects operator<text:span text:style-name="T175">s</text:span> and <text:span text:style-name="T175">the </text:span>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0"><draw:frame draw:style-name="fr1" draw:name="Frame1" text:anchor-type="paragraph" svg:x="0in" svg:y="0in" svg:width="7in" draw:z-index="4"><draw:text-box fo:min-height="3.1902in"><text:p text:style-name="P95"><draw:rect text:anchor-type="paragraph" draw:z-index="5" draw:name="cluster" draw:style-name="gr1" draw:text-style-name="P196" svg:width="3.0004in" svg:height="3.0004in" svg:x="2in" svg:y="0in"><text:p/></draw:rect><draw:rect text:anchor-type="paragraph" draw:z-index="6" draw:style-name="gr2" draw:text-style-name="P198" svg:width="2.5004in" svg:height="0.5004in" svg:x="2.25in" svg:y="0.25in"><text:p text:style-name="P197"><text:span text:style-name="T188">Name </text:span><text:span text:style-name="T188">of </text:span><text:span text:style-name="T188">Sound</text:span></text:p></draw:rect><draw:rect text:anchor-type="paragraph" draw:z-index="7" draw:style-name="gr2" draw:text-style-name="P198" svg:width="1.0004in" svg:height="0.7504in" svg:x="3.75in" svg:y="1in"><text:p text:style-name="P197"><text:span text:style-name="T188">Start</text:span></text:p></draw:rect><draw:rect text:anchor-type="paragraph" draw:z-index="8" draw:style-name="gr2" draw:text-style-name="P198" svg:width="1.0004in" svg:height="0.7504in" svg:x="3.75in" svg:y="2in"><text:p text:style-name="P197"><text:span text:style-name="T188">Stop</text:span></text:p></draw:rect><draw:rect text:anchor-type="paragraph" draw:z-index="9" draw:style-name="gr2" draw:text-style-name="P198" svg:width="1.2504in" svg:height="0.5004in" svg:x="2.25in" svg:y="1in"><text:p text:style-name="P197"><text:span text:style-name="T188">readout</text:span></text:p></draw:rect><draw:circle text:anchor-type="paragraph" draw:z-index="10" draw:style-name="gr3" draw:text-style-name="P199" svg:width="1.1303in" svg:height="1.1303in" svg:x="2.25in" svg:y="1.65in"><text:p/></draw:circle><draw:circle text:anchor-type="paragraph" draw:z-index="11" draw:style-name="gr4" draw:text-style-name="P200" svg:width="0.7524in" svg:height="0.7524in" svg:x="2.4374in" svg:y="1.8437in"><text:p/></draw:circle><draw:circle text:anchor-type="paragraph" draw:z-index="12" draw:style-name="gr5" draw:text-style-name="P201"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5">s</text:span> choos<text:span text:style-name="T175">e</text:span> between them by pressing the dial as though it were a button. <text:s/>The text above the dial shows either the current volume as a number or the current pan as R number, L number or Centered. <text:s/>The sound effects operator<text:span text:style-name="T175">s</text:span> control the starting and stopping of the sound using the Start and Stop buttons.</text:p>
      <text:h text:style-name="Heading_20_2" text:outline-level="2"><text:soft-page-break/>The Gstreamer plug-in<text:span text:style-name="T6">s</text:span></text:h>
      <text:p text:style-name="P4"><text:span text:style-name="T132">The </text:span>sound effects player <text:span text:style-name="T132">includes</text:span> <text:span text:style-name="T6">two custom </text:span>gstreamer plug-in<text:span text:style-name="T6">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6">It </text:span>has four <text:span text:style-name="T186">stages</text:span>: attack, decay, sustain and release. <text:s/>It is described by <text:span text:style-name="T68">six</text:span> numbers: </text:p>
      <text:list xml:id="list4235304509726376378" text:style-name="L2">
        <text:list-item>
          <text:p text:style-name="P100">the attack <text:span text:style-name="T6">duration</text:span> time, </text:p>
        </text:list-item>
        <text:list-item>
          <text:p text:style-name="P100">the attack level, </text:p>
        </text:list-item>
        <text:list-item>
          <text:p text:style-name="P100">the decay <text:span text:style-name="T6">duration </text:span>time, </text:p>
        </text:list-item>
        <text:list-item>
          <text:p text:style-name="P100">the sustain level, </text:p>
        </text:list-item>
        <text:list-item>
          <text:p text:style-name="P100">the release start time and </text:p>
        </text:list-item>
        <text:list-item>
          <text:p text:style-name="P100">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ext:span text:style-name="T175">In addition, th</text:span>e release duration time can be infinite.</text:p>
      <text:p text:style-name="P6">Internally, </text:p>
      <text:list xml:id="list4207959110168015840" text:style-name="L3">
        <text:list-item>
          <text:p text:style-name="P101">times are measured in <text:span text:style-name="T153">nanoseconds</text:span>, </text:p>
        </text:list-item>
        <text:list-item>
          <text:p text:style-name="P101"><text:span text:style-name="T153">volume </text:span>levels are 0.0 for silence and <text:span text:style-name="T153">1</text:span>.0 for full scale, and </text:p>
        </text:list-item>
        <text:list-item>
          <text:p text:style-name="P101">pan values are 0 for center, -1.0 for full left and +1.0 for full right. </text:p>
        </text:list-item>
      </text:list>
      <text:p text:style-name="P83"><text:span text:style-name="T146">These parameters are all specified by the sound effects designer when creating a sample. <text:s/>When displayed, times are shown in seconds with four decimal places, and levels as 0 to 100%. <text:s/>When the release duration time is infinite it is shown as </text:span><text:span text:style-name="T24">∞</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6952990304482894407" text:style-name="L4">
        <text:list-item>
          <text:p text:style-name="P102">the loop from time, </text:p>
        </text:list-item>
        <text:list-item>
          <text:p text:style-name="P102">the loop to time, </text:p>
        </text:list-item>
        <text:list-item>
          <text:p text:style-name="P102"><text:soft-page-break/>the loop limit value, </text:p>
        </text:list-item>
        <text:list-item>
          <text:p text:style-name="P103">the starting position,</text:p>
        </text:list-item>
        <text:list-item>
          <text:p text:style-name="P106">the maximum duration time,</text:p>
        </text:list-item>
        <text:list-item>
          <text:p text:style-name="P102">the <text:span text:style-name="T52">designer's</text:span> volume level,</text:p>
        </text:list-item>
        <text:list-item>
          <text:p text:style-name="P107">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108">the name of the sound effect, and</text:p>
        </text:list-item>
        <text:list-item>
          <text:p text:style-name="P109">the sound effect's MIDI program number, MIDI note number, OSC name <text:span text:style-name="T121">and function key.</text:span></text:p>
        </text:list-item>
      </text:list>
      <text:p text:style-name="P89">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7">Other variables mentioned below are <text:span text:style-name="T66">initialized</text:span> when the sound effect is triggered. <text:s/>The algorithm for computing the amplitude of each channel of a sound effect at each time step is described here in several stages, <text:span text:style-name="T6">for clarity of exposition.</text:span> <text:s/>The algorithm is performed independently for each channel in its source, and passes the same number of <text:span text:style-name="T145">channels</text:span> to the next stage. <text:s/></text:p>
      <text:p text:style-name="P27">When a sound effect is triggered, the following local variables are set:</text:p>
      <text:list xml:id="list548993718185400494" text:style-name="L5">
        <text:list-item>
          <text:p text:style-name="P110">current time and the loop counter are set to 0,</text:p>
        </text:list-item>
        <text:list-item>
          <text:p text:style-name="P104">the current position is set to the starting position,</text:p>
        </text:list-item>
        <text:list-item>
          <text:p text:style-name="P111">The operator's volume level is set to <text:span text:style-name="T153">100% (internally 1.0)</text:span>,</text:p>
        </text:list-item>
        <text:list-item>
          <text:p text:style-name="P113">The operator's pan value is set to Center <text:span text:style-name="T153">(internally 0.0)</text:span>,</text:p>
        </text:list-item>
        <text:list-item>
          <text:p text:style-name="P110">the releasing condition is set to false,</text:p>
        </text:list-item>
        <text:list-item>
          <text:p text:style-name="P114">the end of input condition is set to false,</text:p>
        </text:list-item>
        <text:list-item>
          <text:p text:style-name="P116">the paus<text:span text:style-name="T108">ing</text:span> condition is set to false.</text:p>
        </text:list-item>
        <text:list-item>
          <text:p text:style-name="P110">The looping condition is set to true if the loop from time is not equal to the loop to time; otherwise it is set to false.</text:p>
        </text:list-item>
      </text:list>
      <text:h text:style-name="Heading_20_3" text:outline-level="3">Loo<text:span text:style-name="T15">per Element</text:span></text:h>
      <text:p text:style-name="P73">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4">and autostart</text:span>. <text:s/>During preroll it copies all of the upstream data, up to max-duration, into its memory. <text:s/><text:span text:style-name="T169">It </text:span><text:soft-page-break/><text:span text:style-name="T169">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4">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8">The looper also processes pause and continue <text:span text:style-name="T4">messages</text:span>. <text:s/>These set and clear the pausing condition. <text:s/>When the pausing condition is true, the looper outputs silence and does not advance in its buffer, but continues to count time.</text:p>
      <text:p text:style-name="P79">To shut down the gstreamer pipeline cleanly, the looper element accepts a Shutdown message, which causes it to send End of Stream (EOS) and stop sending data.</text:p>
      <text:p text:style-name="P70">The output of the looper is constrained to have the same data type as its input. <text:s/><text:span text:style-name="T4">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87" text:outline-level="3">Envelope <text:span text:style-name="T169">Filter</text:span></text:h>
      <text:p text:style-name="P75"><text:span text:style-name="T4">Envelope processing starts with the attack stage upon receipt of the Start message. <text:s/>Once envelope processing is started, a</text:span>t each time step, <text:span text:style-name="T169">the envelope filter computes the volume as follows</text:span>:</text:p>
      <text:list xml:id="list648984419785602804" text:style-name="L6">
        <text:list-item>
          <text:p text:style-name="P118"><text:span text:style-name="T11">If the current time is less than the attack time, set the volume to <text:s/></text:span><text:span text:style-name="T11"><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1">. <text:s/></text:span></text:p>
        </text:list-item>
        <text:list-item>
          <text:p text:style-name="P118"><text:span text:style-name="T11">The attack is complete when current time reaches attack time, so if current time is greater than or equal to attack time but less than attack time + decay time, instead set the volume to </text:span><text:span text:style-name="T11"><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1">+</text:span><text:span text:style-name="T11"><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1">. <text:s/></text:span></text:p>
        </text:list-item>
        <text:list-item>
          <text:p text:style-name="P119"><text:span text:style-name="T11">The decay is complete when the current time reaches attack time + decay time, so if current time is greater than or equal to attack time + decay time, instead set the volume to </text:span><text:span text:style-name="T11"><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1">.</text:span></text:p>
        </text:list-item>
        <text:list-item>
          <text:p text:style-name="P121">If the current time reaches release start time and the releasing condition is not true, </text:p>
          <text:list>
            <text:list-item>
              <text:p text:style-name="P121"><text:soft-page-break/>set the releasing condition to true,</text:p>
            </text:list-item>
            <text:list-item>
              <text:p text:style-name="P121">remember the <text:span text:style-name="T162">last </text:span>volume <text:span text:style-name="T162">value</text:span>, which is probably sustain level, <text:span text:style-name="T4">and</text:span></text:p>
            </text:list-item>
            <text:list-item>
              <text:p text:style-name="P122">send a message to the application telling it that the sound has <text:span text:style-name="T180">started the release stage of its amplitude envelope</text:span>.</text:p>
            </text:list-item>
          </text:list>
        </text:list-item>
        <text:list-item>
          <text:p text:style-name="P120">If the releasing condition is true, we are in the release stage of the envelope, <text:span text:style-name="T68">so do the following:</text:span></text:p>
        </text:list-item>
      </text:list>
      <text:list xml:id="list16645781042983285" text:style-name="L7">
        <text:list-item>
          <text:list>
            <text:list-item>
              <text:p text:style-name="P115">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23">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1">The volume is 0.0.</text:span></text:p>
            </text:list-item>
            <text:list-item>
              <text:p text:style-name="P125">If the release duration time is infinite, <text:span text:style-name="T161">use the volume setting we remembered when release started.</text:span></text:p>
            </text:list-item>
            <text:list-item>
              <text:p text:style-name="P124"><text:span text:style-name="T15">Otherwise compute the volume setting as the volume setting we remembered when release started multiplied by</text:span><text:span text:style-name="T15"><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5">unless release duration time is 0, in which case set the volume to 0.0.</text:span></text:p>
            </text:list-item>
          </text:list>
        </text:list-item>
      </text:list>
      <text:p text:style-name="P76"><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90">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p text:style-name="P89">When the envelope has finished, the application is sent a completed message and silence is sent until the sound effect is restarted.</text:p>
      <text:h text:style-name="Heading_20_3" text:outline-level="3">Other Elements</text:h>
      <text:p text:style-name="P47">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text:span><text:soft-page-break/><text:span text:style-name="T109">and pan <text:s/>to volume and pan elements which follow the envelope element in the gstreamer pipeline. <text:s/>The echo and equalization elements are handled similarly, but they do not have dedicated controls in the cluster.</text:span></text:p>
      <text:p text:style-name="P64">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9">initiates the release of the sound by sending a Release message to the looper and envelope elements. <text:s/>The release process</text:span></text:p>
      <text:list xml:id="list4862593301697625613" text:style-name="L8">
        <text:list-item>
          <text:p text:style-name="P126">sets the release condition to true, </text:p>
        </text:list-item>
        <text:list-item>
          <text:p text:style-name="P127">sets the release start time to the current time,</text:p>
        </text:list-item>
        <text:list-item>
          <text:p text:style-name="P128">remembers the most recent volume value, <text:span text:style-name="T181">and</text:span></text:p>
        </text:list-item>
        <text:list-item>
          <text:p text:style-name="P128">terminates any looping,</text:p>
        </text:list-item>
      </text:list>
      <text:p text:style-name="P91">If the sound was triggered by pressing <text:span text:style-name="T170">the</text:span> start button on <text:span text:style-name="T170">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2">The sound designer can specify actions to take when the release starts and when the sound terminates.</text:p>
      <text:h text:style-name="Heading_20_3" text:outline-level="3">Defaults</text:h>
      <text:p text:style-name="P10">There are default values for <text:span text:style-name="T168">the parameters of a sound</text:span>:</text:p>
      <text:list xml:id="list6099940322695484363" text:style-name="L9">
        <text:list-item>
          <text:p text:style-name="P129">attack <text:span text:style-name="T162">duration </text:span>time defaults to 0,</text:p>
        </text:list-item>
        <text:list-item>
          <text:p text:style-name="P129">attack level defaults to <text:span text:style-name="T154">1</text:span>.<text:span text:style-name="T110">0,</text:span></text:p>
        </text:list-item>
        <text:list-item>
          <text:p text:style-name="P129">decay <text:span text:style-name="T162">duration </text:span>time defaults to 0,</text:p>
        </text:list-item>
        <text:list-item>
          <text:p text:style-name="P129">sustain level defaults to <text:span text:style-name="T154">1</text:span>.<text:span text:style-name="T110">0,</text:span></text:p>
        </text:list-item>
        <text:list-item>
          <text:p text:style-name="P129">release <text:span text:style-name="T16">start </text:span>time defaults to 0,</text:p>
        </text:list-item>
        <text:list-item>
          <text:p text:style-name="P129">release <text:span text:style-name="T68">duration </text:span>time defaults to 0,</text:p>
        </text:list-item>
        <text:list-item>
          <text:p text:style-name="P129">loop from time defaults to 0,</text:p>
        </text:list-item>
        <text:list-item>
          <text:p text:style-name="P129"><text:soft-page-break/>loop to time defaults to 0,</text:p>
        </text:list-item>
        <text:list-item>
          <text:p text:style-name="P129">loop limit value defaults to 0,</text:p>
        </text:list-item>
        <text:list-item>
          <text:p text:style-name="P105">the starting position defaults to 0,</text:p>
        </text:list-item>
        <text:list-item>
          <text:p text:style-name="P131">the max duration defaults to unlimited,</text:p>
        </text:list-item>
        <text:list-item>
          <text:p text:style-name="P130"><text:span text:style-name="T53">the sound designer's </text:span>volume level defaults to <text:span text:style-name="T154">1</text:span>.<text:span text:style-name="T110">0</text:span>, </text:p>
        </text:list-item>
        <text:list-item>
          <text:p text:style-name="P133">the sound designer's pan value defaults to Center, and</text:p>
        </text:list-item>
        <text:list-item>
          <text:p text:style-name="P134">the MIDI program number, MIDI note number, OSC name <text:span text:style-name="T121">and function key </text:span>default to unspecified.</text:p>
        </text:list-item>
      </text:list>
      <text:p text:style-name="P35">The result of <text:span text:style-name="T29">using </text:span>these defaults is that a <text:span text:style-name="T10">sound effect</text:span> will simply play once <text:span text:style-name="T186">with no volume adjustments when </text:span>triggered. <text:s/><text:span text:style-name="T10">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1">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6">volume </text:span>parameter of the Start Sound sequence item, <text:span text:style-name="T110">or the velocity of the Note On MIDI message from an external sequencer,</text:span> to attenuate other instances.</text:p>
      <text:p text:style-name="P77">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0">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7">Internal </text:span>Sequencer</text:h>
      <text:p text:style-name="P28">The <text:span text:style-name="T20">internal </text:span>sequencer <text:span text:style-name="T12">adds additional complexity that may not be justified, so using it is optional. <text:s/>If the internal sequencer is not being used, the sound effects are matched to clusters based on their MIDI </text:span><text:soft-page-break/><text:span text:style-name="T12">program numbers and note numbers, if they are specified, or in the order they appear in the project file, if they are not. <text:s/>Otherwise, the internal sequencer controls how sound effects are presented to the sound effects operator. <text:s/></text:span></text:p>
      <text:p text:style-name="P30">The internal sequencer holds a list of sequence items. <text:s/>A sequence item does one of these things:</text:p>
      <text:list xml:id="list1038583500917406972" text:style-name="L10">
        <text:list-item>
          <text:p text:style-name="P136">Start <text:span text:style-name="T133">Sound: begin playing </text:span>a sound effect. <text:s/>The data in the item contains</text:p>
          <text:list>
            <text:list-item>
              <text:p text:style-name="P135"><text:span text:style-name="T30">the name of</text:span> the <text:span text:style-name="T17">sound effect</text:span>, </text:p>
            </text:list-item>
            <text:list-item>
              <text:p text:style-name="P137">the tag for this sound effect,</text:p>
            </text:list-item>
            <text:list-item>
              <text:p text:style-name="P137">a flag called Use External Velocity, which is 1 if the velocity of an external MIDI Note On message it to be used</text:p>
            </text:list-item>
            <text:list-item>
              <text:p text:style-name="P112">The program number, bank number and cluster number in which to display this sound,</text:p>
            </text:list-item>
            <text:list-item>
              <text:p text:style-name="P138">the name of the sequence item to execute when this sound effect completes,</text:p>
            </text:list-item>
            <text:list-item>
              <text:p text:style-name="P139">the name of the sequence item to execute when this sound effect is terminated, </text:p>
            </text:list-item>
            <text:list-item>
              <text:p text:style-name="P140">The name of the sequence item to execute when this sound effect starts,</text:p>
            </text:list-item>
            <text:list-item>
              <text:p text:style-name="P132">The name of the sequence item to execute when the <text:span text:style-name="T186">unterminated </text:span>sound enters the release segment of its amplitude envelope,</text:p>
            </text:list-item>
            <text:list-item>
              <text:p text:style-name="P142">the importance of this sound for the sound effects operator,</text:p>
            </text:list-item>
            <text:list-item>
              <text:p text:style-name="P117">The Q_number, which is a list of numbers separated by periods used by MIDI Show Control, and</text:p>
            </text:list-item>
            <text:list-item>
              <text:p text:style-name="P135"><text:s/>text to display to the operator <text:span text:style-name="T53">in the cluster.</text:span></text:p>
            </text:list-item>
          </text:list>
        </text:list-item>
        <text:list-item>
          <text:p text:style-name="P136">Stop: <text:span text:style-name="T133">cease playing</text:span> a sound effect. <text:s/>The data in the item contains</text:p>
          <text:list>
            <text:list-item>
              <text:p text:style-name="P135"><text:span text:style-name="T30">the tag of</text:span> the sequence item that started <text:span text:style-name="T17">the sound effect, and</text:span></text:p>
            </text:list-item>
            <text:list-item>
              <text:p text:style-name="P135"><text:span text:style-name="T30">the </text:span>sequence item to execute next.</text:p>
            </text:list-item>
          </text:list>
        </text:list-item>
        <text:list-item>
          <text:p text:style-name="P135">Wait: <text:span text:style-name="T133">pause this fork of the sequencer</text:span> <text:span text:style-name="T133">for </text:span>a specified length of time. <text:s/>The data in the item contains </text:p>
          <text:list>
            <text:list-item>
              <text:p text:style-name="P135">the time to wait,</text:p>
            </text:list-item>
            <text:list-item>
              <text:p text:style-name="P135"><text:span text:style-name="T30">the sequence item to execute after the specified time has passed,</text:span> </text:p>
            </text:list-item>
            <text:list-item>
              <text:p text:style-name="P135">text to display to the operator <text:span text:style-name="T53">while we are waiting, and</text:span></text:p>
            </text:list-item>
            <text:list-item>
              <text:p text:style-name="P143">the sequence item to execute next.</text:p>
            </text:list-item>
          </text:list>
        </text:list-item>
        <text:list-item>
          <text:p text:style-name="P144"><text:soft-page-break/>Offer Sound: define what one of the sound <text:span text:style-name="T52">clusters</text:span> does. <text:s/>The data in the item contains</text:p>
          <text:list>
            <text:list-item>
              <text:p text:style-name="P144">The name of the sequence item to execute when the operator pushes the <text:span text:style-name="T52">start button in the cluster,</text:span> </text:p>
            </text:list-item>
            <text:list-item>
              <text:p text:style-name="P137">the tag for this offering,</text:p>
            </text:list-item>
            <text:list-item>
              <text:p text:style-name="P144">the <text:span text:style-name="T52">program number (0-127), bank number (0-7) and cluster </text:span>number <text:span text:style-name="T52">(0-15)</text:span> of the <text:span text:style-name="T52">cluster,</text:span></text:p>
            </text:list-item>
            <text:list-item>
              <text:p text:style-name="P145">the MIDI program number and note number from an external sequencer which causes the named sequencer item to be executed,</text:p>
            </text:list-item>
            <text:list-item>
              <text:p text:style-name="P145">the OSC name which cause<text:span text:style-name="T69">s</text:span> the named sequence item to be executed,</text:p>
            </text:list-item>
            <text:list-item>
              <text:p text:style-name="P117">The Q_number, which is a list of numbers separated by periods used by MIDI Show Control <text:span text:style-name="T133">to execute the named sequence item using the Go command</text:span>,</text:p>
            </text:list-item>
            <text:list-item>
              <text:p text:style-name="P146">The macro number, a value from 0 to 127 which is used by MIDI Show Control <text:span text:style-name="T133">to execute the named sequence item using the Fire command</text:span>,</text:p>
            </text:list-item>
            <text:list-item>
              <text:p text:style-name="P147">The function key which causes the named sequence item to execute,</text:p>
            </text:list-item>
            <text:list-item>
              <text:p text:style-name="P144">text to display to the operator in <text:span text:style-name="T52">the cluster,</text:span> and</text:p>
            </text:list-item>
            <text:list-item>
              <text:p text:style-name="P144">the sequence item to execute next.</text:p>
            </text:list-item>
          </text:list>
        </text:list-item>
        <text:list-item>
          <text:p text:style-name="P144">Cease <text:span text:style-name="T133">O</text:span>ffering <text:span text:style-name="T133">S</text:span>ound: remove the definition of what <text:span text:style-name="T61">a</text:span> <text:span text:style-name="T52">cluster</text:span> does. <text:s/>The data in this item contains</text:p>
          <text:list>
            <text:list-item>
              <text:p text:style-name="P144">The <text:span text:style-name="T173">tag</text:span> of the Offer Sound sequence item which offered the sound, and</text:p>
            </text:list-item>
            <text:list-item>
              <text:p text:style-name="P144">the sequence item to execute next.</text:p>
            </text:list-item>
          </text:list>
        </text:list-item>
        <text:list-item>
          <text:p text:style-name="P135"><text:span text:style-name="T36">Operator Wait: w</text:span>ait for the sound effects operator to press the “play th<text:span text:style-name="T17">is sound effect</text:span>” key. The operator is shown the text for <text:span text:style-name="T45">this item</text:span>. <text:s/><text:span text:style-name="T14">In addition to the text there is a lamp which lights when the internal sequencer is waiting for the operator. <text:s/>The data in this item contains</text:span></text:p>
          <text:list>
            <text:list-item>
              <text:p text:style-name="P148">the sequence item to execute when the operator presses his key</text:p>
            </text:list-item>
            <text:list-item>
              <text:p text:style-name="P148">text to display to the operator, </text:p>
            </text:list-item>
            <text:list-item>
              <text:p text:style-name="P147">The function key which causes the sequencer to position to this sequence item and proceed as though the operator had also pressed the “play this sound effect” key,</text:p>
            </text:list-item>
            <text:list-item>
              <text:p text:style-name="P117">The Q_number, which is a list of numbers separated by periods used by MIDI Show Control <text:span text:style-name="T134">to execute this sequence item using the Go command</text:span>, <text:span text:style-name="T103">and</text:span></text:p>
            </text:list-item>
            <text:list-item>
              <text:p text:style-name="P146">The macro number, a value from 0 to 127 which is used by MIDI Show Control <text:span text:style-name="T134">to execute </text:span><text:soft-page-break/><text:span text:style-name="T134">this sequence item using the Fire command.</text:span></text:p>
            </text:list-item>
            <text:list-item>
              <text:p text:style-name="P143">The sequence item to execute next.</text:p>
            </text:list-item>
          </text:list>
        </text:list-item>
        <text:list-item>
          <text:p text:style-name="P149">Start Sequence: there must be exactly one of these in a sequence. <text:s/>The data in this item contains</text:p>
          <text:list>
            <text:list-item>
              <text:p text:style-name="P149">The sequence item to execute next</text:p>
            </text:list-item>
          </text:list>
        </text:list-item>
      </text:list>
      <text:p text:style-name="P43">The sound effects designer constructs the <text:span text:style-name="T31">collection</text:span> of <text:span text:style-name="T34">sequencer </text:span>items. <text:s/><text:span text:style-name="T182">The Operator Wait items not specified as hidden are presented to the sound effects operator sorted by display text</text:span>. <text:s/><text:span text:style-name="T182">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3">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6">A sequence item's name can be changed, and <text:span text:style-name="T31">doing </text:span>that automatically changes all references to it elsewhere in the sequence.</text:p>
      <text:p text:style-name="P60">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86">If there is a need for sounds which differ only in volume or pan, create different sounds using the same WAV file.</text:p>
      <text:p text:style-name="P22">If a Start <text:span text:style-name="T63">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Wait sequence item provides a two-way fork, by executing a sequence item when the waiting starts and another when it ends. <text:s/>Forking </text:span>allows multiple sound effects to be played at the same time, <text:span text:style-name="T46">and the </text:span><text:soft-page-break/><text:span text:style-name="T46">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equence item. <text:s/>The sequence as a whole ends when all forks have ended and no sounds are being played or offered by the internal sequencer.</text:span></text:p>
      <text:p text:style-name="P45">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3">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sound. <text:s/>If more than one sound plays at the same time (not counting release), other sounds must use different clusters. <text:s/>The offered sound becomes active again when <text:span text:style-name="T136">no sound is playing on its cluster</text:span>. <text:s/>This <text:span text:style-name="T159">exception</text:span> permits continuity of the operator volume <text:span text:style-name="T136">and pan </text:span>adjustment.</text:p>
      <text:p text:style-name="P52">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1">Whenever there are two or more forks in execution, there is the problem of serializing access to the sound effects operator<text:span text:style-name="T119">'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80" text:outline-level="2"><text:soft-page-break/>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6">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0">in 10 milliseconds</text:span> to the ringout unless the ringout is already in progress.</text:p>
      <text:p text:style-name="P18">Here is the sequence, in detail:</text:p>
      <text:list xml:id="list3199377456258829700" text:style-name="L11">
        <text:list-item>
          <text:p text:style-name="P141">Operator Wait, text “telephone rings”, next is item 2.</text:p>
        </text:list-item>
        <text:list-item>
          <text:p text:style-name="P141"><text:span text:style-name="T75">Start sound</text:span> ring, <text:span text:style-name="T55">cluster 0, tag “telephone_ring”, text “ring”</text:span>, on start go to item 3, <text:span text:style-name="T183">on release start go to</text:span> item <text:span text:style-name="T47">5</text:span>, <text:span text:style-name="T187">or on </text:span>termination <text:span text:style-name="T183">go to</text:span> item <text:span text:style-name="T47">7.</text:span></text:p>
        </text:list-item>
        <text:list-item>
          <text:p text:style-name="P141">Operator Wait, text “stop telephone ring”, next is item 4.</text:p>
        </text:list-item>
        <text:list-item>
          <text:p text:style-name="P141">Stop <text:span text:style-name="T174">tag “telephone_ring”.</text:span></text:p>
        </text:list-item>
        <text:list-item>
          <text:p text:style-name="P150"><text:span text:style-name="T75">Start sound</text:span> ringout, <text:span text:style-name="T55">cluster 0</text:span>, <text:span text:style-name="T174">tag “telephone_ring”, text “ring”, </text:span>on completion go to item 6, <text:span text:style-name="T183">on termination go to item 8, which is the Operator Wait sequence item for the next sound effect.</text:span></text:p>
        </text:list-item>
        <text:list-item>
          <text:p text:style-name="P150"><text:span text:style-name="T75">Start sound</text:span> ring, <text:span text:style-name="T55">cluster 0</text:span>, <text:span text:style-name="T174">tag “telephone_ring”, text “ring”, </text:span>on <text:span text:style-name="T183">release start</text:span> go to item 5, <text:span text:style-name="T187">or on </text:span>termination <text:span text:style-name="T183">go to </text:span>item 7.</text:p>
        </text:list-item>
        <text:list-item>
          <text:p text:style-name="P151"><text:span text:style-name="T75">Start sound</text:span> ringout, <text:span text:style-name="T55">cluster 0</text:span>, <text:span text:style-name="T174">tag “telephone_ring”, text “ring”, on completion go to item 8, which is the Operator Wait sequence item for the next sound effect.</text:span></text:p>
        </text:list-item>
      </text:list>
      <text:p text:style-name="P88">The above sequence forks at item 2, with one branch proceeding to items 3 <text:span text:style-name="T183">and 4,</text:span> and the other looping between items 5 and 6 until it is terminated by the operator proceeding from item 3, in which case it may execute item 7 before it <text:span text:style-name="T183">gets to item 8</text:span>. <text:s/><text:span text:style-name="T174">Note that item 4 stops either the ring or the ringout, whichever is playing, because both are tagged “telephone_ring”.</text:span></text:p>
      <text:p text:style-name="P23">If it is necessary to do other sound effects while letting the telephone ring in the background, change <text:soft-page-break/>item 2 to go to item 8 when the sound starts, omit items 3 and 4, <text:span text:style-name="T184">remove the references to item 8 on items 5 and 6, </text:span>and instruct the sound effects <text:span text:style-name="T61">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1">for other sound effects </text:span>until the telephone ringing is definitely over.</text:p>
      <text:p text:style-name="P29">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3">the </text:span>Cease Offering Sound <text:span text:style-name="T63">sequence item </text:span>to free up the cluster for other uses.</text:p>
      <text:h text:style-name="P181" text:outline-level="2">External Sequencer</text:h>
      <text:p text:style-name="Text_20_body"><text:span text:style-name="T34">An</text:span> external sequencer can send Note On MIDI messages to trigger <text:span text:style-name="T17">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6">The external sequencer can also use OSC messages to start and stop sounds.</text:p>
      <text:p text:style-name="P26">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8">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text:soft-page-break/>Q_number</text:h>
      <text:p text:style-name="P39">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9">The first number in the Q_number is referred to as the Parent of the cue.</text:p>
      <text:h text:style-name="Heading_20_4" text:outline-level="4">Commands</text:h>
      <text:p text:style-name="P38"><text:span text:style-name="T102">The sound effects player </text:span>supports the following <text:span text:style-name="T102">MIDI Show Control </text:span>commands:</text:p>
      <text:list xml:id="list3618239050932159692" text:style-name="L12">
        <text:list-item>
          <text:p text:style-name="P152">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52">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52">Timed_go <text:span text:style-name="T93">(04</text:span><text:span text:style-name="T94">16</text:span><text:span text:style-name="T96">)</text:span>: <text:span text:style-name="T87">treated as Go.</text:span></text:p>
        </text:list-item>
        <text:list-item>
          <text:p text:style-name="P152">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52">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53">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text:span><text:soft-page-break/><text:span text:style-name="T100">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54">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52">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52">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52">Restore <text:span text:style-name="T93">(09</text:span><text:span text:style-name="T94">16</text:span><text:span text:style-name="T96">)</text:span>: <text:span text:style-name="T88">unmutes all sounds, reversing a prior All_off.</text:span></text:p>
        </text:list-item>
        <text:list-item>
          <text:p text:style-name="P152">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52">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52">Go/Jam_clock <text:span text:style-name="T93">(10</text:span><text:span text:style-name="T94">16</text:span><text:span text:style-name="T96">)</text:span>: <text:span text:style-name="T90">treated as Go.</text:span></text:p>
        </text:list-item>
        <text:list-item>
          <text:p text:style-name="P152">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52"><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52"><text:span text:style-name="T92"><text:s/>Sequence_+</text:span> <text:span text:style-name="T93">(13</text:span><text:span text:style-name="T94">16</text:span><text:span text:style-name="T96">)</text:span><text:span text:style-name="T92">: If the sequencer is in an Operator Wait sequence item with a Q_number, </text:span><text:soft-page-break/><text:span text:style-name="T92">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52"><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82" text:outline-level="2">Gstreamer <text:span text:style-name="T107">pipeline</text:span></text:h>
      <text:p text:style-name="P44">The sound effects player is a gstreamer application and uses its custom <text:span text:style-name="T163">elements</text:span>, described above, along with several standard plugins. <text:s/><text:span text:style-name="T8">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8">The application creates the following gstreamer <text:span text:style-name="T5">bin</text:span> for each sound effect defined in the project:</text:p>
      <text:list xml:id="list7199683420030872198" text:style-name="L13">
        <text:list-item>
          <text:p text:style-name="P155">A filesrc <text:span text:style-name="T117">element</text:span> which identifies the WAV file containing the waveforms.</text:p>
        </text:list-item>
        <text:list-item>
          <text:p text:style-name="P155"><text:span text:style-name="T163">A</text:span> wavparse <text:span text:style-name="T117">element</text:span>, which converts the WAV file into up to eight channels of raw audio.</text:p>
        </text:list-item>
        <text:list-item>
          <text:p text:style-name="P156">A looper element, which unrolls loops and handles some aspects of release.</text:p>
        </text:list-item>
        <text:list-item>
          <text:p text:style-name="P156">An envelope element, which handles attack, decay, sustain and release. <text:s/>It also has a volume parameter which handles the designer volume control <text:span text:style-name="T177">and MIDI Note On velocity.</text:span></text:p>
        </text:list-item>
        <text:list-item>
          <text:p text:style-name="P155"><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55">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57">If the WAV file contains one or two channels, <text:span text:style-name="T163">two </text:span>audiopanorama element<text:span text:style-name="T168">s</text:span>, which handle <text:soft-page-break/>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84">the sound designer marks it as not panning, and these</text:span> element<text:span text:style-name="T164">s</text:span> <text:span text:style-name="T164">are</text:span> not placed in the <text:span text:style-name="T160">bin</text:span>, and the output of the previous element is connected directly to the input of the next element. <text:s/><text:span text:style-name="T184">The sound effects designer can also omit the pan on the sound effect if it is a mono sound that is to be fed to a specific speaker.</text:span></text:p>
        </text:list-item>
        <text:list-item>
          <text:p text:style-name="P156">A volume element, which handles the operator volume control</text:p>
        </text:list-item>
        <text:list-item>
          <text:p text:style-name="P158">A <text:span text:style-name="T116">deinterleave element</text:span>, which <text:span text:style-name="T116">separates each channel of its input into a different output stream.</text:span></text:p>
        </text:list-item>
      </text:list>
      <text:p text:style-name="P65">The <text:span text:style-name="T5">output</text:span> of th<text:span text:style-name="T5">ese bins</text:span> is a single-channel <text:span text:style-name="T5">gstreamer source</text:span> for each channel of each sound effect. Each of these <text:span text:style-name="T5">bins</text:span> <text:span text:style-name="T168">produces only silence on all its channels</text:span> until its sound is started. <text:s/><text:span text:style-name="T5">The gstreamer pipeline contains all of the above bins plus one additional bin, which contains:</text:span></text:p>
      <text:list xml:id="list3738958702813775700" text:style-name="L14">
        <text:list-item>
          <text:p text:style-name="P159"><text:span text:style-name="T8">E</text:span>ight <text:span text:style-name="T5">adder</text:span> elements, one for each output of the sound effects player. <text:s/>The connection between the <text:span text:style-name="T160">sources</text:span> of the sound effects <text:span text:style-name="T5">bins</text:span> and the <text:span text:style-name="T160">sinks</text:span> of each <text:span text:style-name="T5">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text:span></text:p>
        </text:list-item>
        <text:list-item>
          <text:p text:style-name="P159">An Interleave element, which combines the outputs of the eight <text:span text:style-name="T5">adder</text:span> elements into a single stream with eight channels.</text:p>
        </text:list-item>
        <text:list-item>
          <text:p text:style-name="P159">A Volume element, which implements the master volume control.</text:p>
        </text:list-item>
        <text:list-item>
          <text:p text:style-name="P159">A Level element, which extracts level information from the stream for display.</text:p>
        </text:list-item>
        <text:list-item>
          <text:p text:style-name="P159">Another Volume element, which implements the <text:span text:style-name="T5">master </text:span>mute control.</text:p>
        </text:list-item>
        <text:list-item>
          <text:p text:style-name="P159">A sink element, which sends the stream to an output device. <text:s/><text:span text:style-name="T5">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83" text:outline-level="2">Tools</text:h>
      <text:p text:style-name="P56">The sound effects player has some tools for the sound effects designer and sound rehearsal operator.</text:p>
      <text:h text:style-name="P188" text:outline-level="3">Create a Cue from an m3u <text:span text:style-name="T150">F</text:span>ile</text:h>
      <text:p text:style-name="P56">An m3u file contains a list of sound files. <text:s/><text:span text:style-name="T127">This tool provides a convenient way to import them into the sound effects player as a single cue. <text:s/>It does the following:</text:span></text:p>
      <text:list xml:id="list431885980601253260" text:style-name="L15">
        <text:list-item>
          <text:p text:style-name="P160"><text:soft-page-break/>Create<text:span text:style-name="T150">s</text:span> a sound effect for each sound file specified in the m3u file. <text:s/>All of the parameters take their defaults.</text:p>
        </text:list-item>
        <text:list-item>
          <text:p text:style-name="P160">Create<text:span text:style-name="T150">s</text:span> a Start Sound sequence item for each sound effect. <text:s/>Each sequence item, except the last, plays the next when it completes <text:span text:style-name="T184">or terminates</text:span>. <text:s/>The last plays the first, forming a loop. <text:s/><text:span text:style-name="T150">The text of the Start Sound sequence item is the name of the sound file.</text:span></text:p>
        </text:list-item>
        <text:list-item>
          <text:p text:style-name="P160">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61">If there is no Start Sequence sequence item, create<text:span text:style-name="T150">s</text:span> one and make<text:span text:style-name="T150">s</text:span> the above Operator Wait sequence item its successor.</text:p>
        </text:list-item>
        <text:list-item>
          <text:p text:style-name="P161">Position<text:span text:style-name="T150">s</text:span> the sequencer to the Operator Wait sequence item created above.</text:p>
        </text:list-item>
      </text:list>
      <text:p text:style-name="P58"><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8"><text:span text:style-name="T128">The operator</text:span> can edit the Operator Wait sequence item to be an Offer Sound sequence item, specifying the cluster that is to play the songs.</text:p>
      <text:p text:style-name="P63">Note that the m3u file can contain names of directories in addition to names of sound files. <text:s/>In that case the directories are scanned for sound files.</text:p>
      <text:h text:style-name="P189" text:outline-level="3">Create a Play List from a <text:span text:style-name="T150">F</text:span>older of <text:span text:style-name="T150">S</text:span>ound <text:span text:style-name="T150">F</text:span>iles</text:h>
      <text:p text:style-name="P61">This tool provides a convenient way to turn a directory of sound files into a list of cues, any of which can be played on demand. <text:s/>It does the following:</text:p>
      <text:list xml:id="list5504043075242591228" text:style-name="L16">
        <text:list-item>
          <text:p text:style-name="P162">Create<text:span text:style-name="T150">s</text:span> a sound effect for each sound file in the directory. <text:s/>All of the parameters take their defaults.</text:p>
        </text:list-item>
        <text:list-item>
          <text:p text:style-name="P162">Create<text:span text:style-name="T150">s</text:span> an Operator Wait sequence item and a Start Sound sequence item for each sound effect. <text:s/><text:span text:style-name="T150">The text of the Operator Wait sequence items is the sequence number of the sound file followed by its name.</text:span></text:p>
        </text:list-item>
        <text:list-item>
          <text:p text:style-name="P163">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64">If there is no Start Sequence sequence item, create<text:span text:style-name="T150">s</text:span> one and make<text:span text:style-name="T150">s</text:span> the first Operator Wait <text:soft-page-break/>sequence item its successor.</text:p>
        </text:list-item>
      </text:list>
      <text:p text:style-name="P61">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84">play the next song by pushing the “Play” button or select a song to play from the displayed list.</text:span></text:p>
      <text:h text:style-name="P184" text:outline-level="2">Sound Effects Design Summary</text:h>
      <text:p text:style-name="P13">When a sound designer constructs <text:span text:style-name="T17">sound effects,</text:span> he creates the waveform for each channel using a tool like Audacity. <text:s/>He also specifies the envelope numbers and other information that control how the <text:span text:style-name="T17">sound effect</text:span> is played. <text:s/>Each <text:span text:style-name="T17">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7">sound effect</text:span>. <text:s/><text:span text:style-name="T140">Sounds can be routed to up to 8 independent output channels.</text:span></text:p>
      <text:p text:style-name="P26">Unless the show is very simple, the sound effects designer will also construct a collection of sequence items. <text:s/>They will walk the sound effects operator<text:span text:style-name="T178">s</text:span> through the show, giving <text:span text:style-name="T178">them</text:span> buttons to play the appropriate sounds at the appropriate times. <text:s/><text:span text:style-name="T171">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7">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3">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text:span><text:soft-page-break/><text:span text:style-name="T62">running it controls the text at the top of each cluster. <text:s/>Otherwise the text is the name of the sound effect.</text:span></text:p>
      <text:p text:style-name="P46">When a sound effect is playing, the <text:span text:style-name="T131">small display</text:span> in the cluster show<text:span text:style-name="T164">s</text:span> <text:span text:style-name="T54">the operator</text:span> volume. <text:s/><text:span text:style-name="T54">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The sound designer will make the pan function unavailable if the WAV file has more than two channels.</text:span></text:p>
      <text:p text:style-name="P55">Above the 16 clusters are the <text:span text:style-name="T71">general </text:span>controls. <text:s/></text:p>
      <text:list xml:id="list4729987889418525238" text:style-name="L17">
        <text:list-item>
          <text:p text:style-name="P165"><text:span text:style-name="T120">A</text:span> bank dial to specify which of the eight banks of samples the 16 clusters refer to. <text:s/></text:p>
        </text:list-item>
        <text:list-item>
          <text:p text:style-name="P165"><text:span text:style-name="T120">T</text:span>wo program dials, one with 16 positions and the other with 8, to specify the program number. </text:p>
        </text:list-item>
        <text:list-item>
          <text:p text:style-name="P166">A sequencer section with</text:p>
          <text:list>
            <text:list-item>
              <text:p text:style-name="P165">a <text:span text:style-name="T82">small text</text:span> display <text:span text:style-name="T184">which shows the current Operator Wait item, plus a few items before and after the current item in alphabetical order,</text:span></text:p>
            </text:list-item>
            <text:list-item>
              <text:p text:style-name="P165">a dial to rapidly scroll forward and backward in the sequence; <text:span text:style-name="T184">pushing it repositions the sequencer at the designated item,</text:span></text:p>
            </text:list-item>
            <text:list-item>
              <text:p text:style-name="P165">a large <text:span text:style-name="T35">Play This Sound Effect </text:span>button <text:span text:style-name="T71">which lets the sequencer proceed to its next item</text:span>, <text:span text:style-name="T104">and</text:span></text:p>
            </text:list-item>
            <text:list-item>
              <text:p text:style-name="P165"><text:span text:style-name="T104">a small lamp that lights when the sequencer is waiting for the operator.</text:span> </text:p>
            </text:list-item>
          </text:list>
        </text:list-item>
        <text:list-item>
          <text:p text:style-name="P166">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65"><text:span text:style-name="T120">The master volume control, a soft dial with an adjacent <text:s/>2</text:span><text:span text:style-name="T25">½</text:span><text:span text:style-name="T105">-digit display. <text:s/>It defaults to 1.0, which is displayed as 100%. <text:s/>All eight channels of output are multiplied by the master volume control value before output.</text:span></text:p>
        </text:list-item>
        <text:list-item>
          <text:p text:style-name="P166">A mute button. <text:s/>The mute button is back-lit and functions like the pause button. <text:s/>When the sound effects player is muted the <text:span text:style-name="T164">looper runs normally</text:span> but the outputs are silenced.</text:p>
        </text:list-item>
        <text:list-item>
          <text:p text:style-name="P166">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66">The Reset button stops all processing and initializes the device. <text:s/>If there is a sequence defined, <text:soft-page-break/>it is started at its Start Sequence item.</text:p>
        </text:list-item>
        <text:list-item>
          <text:p text:style-name="P166">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67">The Shutdown button stops all processing, waits for all file writing to complete, and turns off power.</text:p>
        </text:list-item>
      </text:list>
      <text:p text:style-name="P55"><text:span text:style-name="T33">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6">and renamed</text:span>. <text:s/><text:span text:style-name="T14">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7">sound effects</text:span> can also be edited. <text:s/>In <text:span text:style-name="T17">sound effects</text:span> editing mode, <text:span text:style-name="T56">the text at the top of each cluster shows the name of a sound effect. <text:s/>P</text:span>ressing a Start button chooses a <text:span text:style-name="T17">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7">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2">The console has a USB interface which allows a thumb drive to be connected, so sound <text:span text:style-name="T144">file</text:span>s prepared externally can be loaded by the tools, <text:span text:style-name="T143">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text:span><text:soft-page-break/><text:span text:style-name="T71">develop sound effects for the fancy console.</text:span></text:p>
      <text:p text:style-name="P34">If the software internal to the console needs to be updated, new software can be loaded from the SD card <text:span text:style-name="T141">or from the USB interface.</text:span></text:p>
      <text:p text:style-name="P40">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1">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2">now </text:span>be more practical and imagine how it might be implemented using a standard computer. <text:s/><text:span text:style-name="T27">The program will be written as a gstreamer 1.0 application, so it can use the gstreamer plugins described above to play sounds. <text:s/></text:span></text:p>
      <text:p text:style-name="P3">The program <text:span text:style-name="T63">has</text:span> <text:span text:style-name="T22">four </text:span>modes: <text:span text:style-name="T22">Run </text:span>Sequencer, <text:span text:style-name="T22">Run </text:span>Non-sequencer, Edit <text:span text:style-name="T22">Sound Effects and Edit Sequence</text:span>. <text:s/>In <text:span text:style-name="T22">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2">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9">when it starts to release </text:span>the next sound effect becomes the current sound effect. <text:s/><text:span text:style-name="T19">If he presses the Backspace key, this forces the current sound effect to start its release immediately, the same as receiving a Note Off from an external sequencer.</text:span></text:p>
      <text:p text:style-name="P2">In Edit <text:span text:style-name="T22">Sound Effects</text:span> mode <text:span text:style-name="T18">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text:span><text:soft-page-break/><text:span text:style-name="T18">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6">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1"><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2">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1">When the program starts it can Open a <text:span text:style-name="T21">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1">The project file may also name the file which contains all the information for the internal sequencer. <text:s/>All of these files can be written using the Edit modes.</text:span></text:p>
      <text:p text:style-name="P72"><text:soft-page-break/>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4">A function key can be tied to a sequence item or sound effect. <text:s/>Pressing the function key works like receiving the MIDI Show Control command Go.</text:p>
      <text:p text:style-name="P42">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5">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3">¼</text:span>-inch phono connectors <text:span text:style-name="T65">for output. <text:s/>Digital output is also possible, using the computer's Ethernet interface.</text:span></text:p>
      <text:p text:style-name="P40">To prevent an inexperienced sound effects operator from inadvertently damaging the files, they can be protected from writing by the sound effect operator's account using operating system facilities.</text:p>
      <text:p text:style-name="P41">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7">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85"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text:soft-page-break/>much cannot be determined in advance.</text:p>
      <text:p text:style-name="P17">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4929001803091268267" text:style-name="L18">
        <text:list-item>
          <text:p text:style-name="P168">Operator Wait, text “scene starts”, next is item 2.</text:p>
        </text:list-item>
        <text:list-item>
          <text:p text:style-name="P168">Start background sound effect, <text:span text:style-name="T65">cluster 1, text “background”, tag “street_noises”, </text:span>when it starts go to item 3.</text:p>
        </text:list-item>
        <text:list-item>
          <text:p text:style-name="P168">Operator Wait, text “horn honks”, next is item 4.</text:p>
        </text:list-item>
        <text:list-item>
          <text:p text:style-name="P168">Start horn sound, <text:span text:style-name="T65">cluster 2, text “horn honking”, </text:span>when it completes or terminates go to item 5.</text:p>
        </text:list-item>
        <text:list-item>
          <text:p text:style-name="P168">Operator Wait, text “siren”, next is item 6.</text:p>
        </text:list-item>
        <text:list-item>
          <text:p text:style-name="P168">Start siren sound, <text:span text:style-name="T65">cluster 2, text “siren”, </text:span>when it completes or terminates go to item 7.</text:p>
        </text:list-item>
        <text:list-item>
          <text:p text:style-name="P168">Operator Wait, text “scene ends”, next is item 8.</text:p>
        </text:list-item>
        <text:list-item>
          <text:p text:style-name="P168">Stop <text:span text:style-name="T185">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oft-page-break/>The music plays continuously throughout the show, initially at volume <text:span text:style-name="T113">0.</text:span>0. <text:s/>It always appears <text:span text:style-name="T57">as an offered sound in cluster 0.</text:span> <text:s/><text:span text:style-name="T57">At the top of the show the sound effects operator sets its operator volume to 0 and starts it. <text:s/></text:span>When the sound effects operator wishes to bring it up, he selects it and uses the numeric keypad keys to raise its volume, and lower it later. <text:s/><text:span text:style-name="T57">On the fancy console he just turns its volume dial. <text:s/>The music sound effect is looped and at full volume, with the sound designer's volume set so that raising the operator's volume to 100% plays the music at the loudest level needed by the show.</text:span></text:p>
      <text:p text:style-name="P24">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4">The hounds, rats and heartbeat never sound together, so they are <text:span text:style-name="T65">played</text:span> <text:span text:style-name="T65">asynchronously </text:span>in cluster <text:span text:style-name="T152">2</text:span> <text:span text:style-name="T65">under control of the sequencer. <text:s/>The sequencer also stops them when they are done</text:span>. <text:s/>The other sound effects do not overlap <text:span text:style-name="T65">each other, so they are played</text:span> <text:span text:style-name="T65">synchronously </text:span>by the sequencer <text:span text:style-name="T59">and presented in cluster 3.</text:span></text:p>
      <text:p text:style-name="P33">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4">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Doing Standard Things</text:h>
      <text:p text:style-name="P37">There are certain things a sound effects player is expected to do. <text:s/>In this section I will explain how this sound effects player does those things.</text:p>
      <text:h text:style-name="Heading_20_3" text:outline-level="3">Basic Controls</text:h>
      <text:list xml:id="list8696752686602661701" text:style-name="L19">
        <text:list-item>
          <text:p text:style-name="P169">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70">Stop playing a sound. <text:s/>As described above, each sound has a Stop button. <text:s/><text:span text:style-name="T86">MIDI Note Off, OSC and MIDI Show Control can be used to stop sounds remotely.</text:span></text:p>
        </text:list-item>
        <text:list-item>
          <text:p text:style-name="P170"><text:soft-page-break/>Stop All. <text:s text:c="2"/><text:span text:style-name="T86">The MIDI command All Sound Off can be used to stop all sounds remotely. <text:s/>There are also the Pause and Mute buttons which can be operated remotely using MIDI Show Control.</text:span></text:p>
        </text:list-item>
        <text:list-item>
          <text:p text:style-name="P170">Fade. <text:s/>As described above, each sound has a volume control. <text:s/><text:span text:style-name="T179">In addition, he volume of any sound can be controlled remotely using the MIDI Show Control command Set.</text:span></text:p>
        </text:list-item>
        <text:list-item>
          <text:p text:style-name="P170">Fade All. <text:s/><text:span text:style-name="T106">There is a master volume control, which can be operated remotely using MIDI Show Control. <text:s/>In addition, the MIDI command All Notes Off can be used to fade all sounds remotely.</text:span></text:p>
        </text:list-item>
        <text:list-item>
          <text:p text:style-name="P170">Advance. <text:s/>The operator can skip to the next Operator Wait sequence item using the sequencer controls. <text:s/><text:span text:style-name="T101">This can be done remotely using the MIDI Show Control command Standby_+.</text:span></text:p>
        </text:list-item>
        <text:list-item>
          <text:p text:style-name="P170">Rewind. <text:s/><text:span text:style-name="T106">There is a local Reset button. <text:s/>This can be done remotely using the MIDI Show Control command Reset.</text:span></text:p>
        </text:list-item>
      </text:list>
      <text:h text:style-name="Heading_20_3" text:outline-level="3">Edit or Create a Cue</text:h>
      <text:list xml:id="list7429663545217489134" text:style-name="L20">
        <text:list-item>
          <text:p text:style-name="P171">Select the sound file. <text:s/>This is done with the File Name parameter in Edit Sequence mode.</text:p>
        </text:list-item>
        <text:list-item>
          <text:p text:style-name="P171">Set levels: the designer volume <text:span text:style-name="T114">is a parameter of each sound effect.</text:span></text:p>
        </text:list-item>
        <text:list-item>
          <text:p text:style-name="P171">Set EQ: <text:span text:style-name="T107">There is an equalizer for each sound effect. <text:s/>The parameters are set by the sound designer, but can be modified by the sound operators. <text:s/>They are saved with each sound.</text:span></text:p>
        </text:list-item>
        <text:list-item>
          <text:p text:style-name="P171">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71">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71">Play a sound on operator input or receipt of a command from a remote sequencer: Any sound presented to the operator can also be triggered using MIDI <text:span text:style-name="T157">Note On</text:span>, OSC <text:span text:style-name="T157">and MIDI Show Control.</text:span></text:p>
        </text:list-item>
        <text:list-item>
          <text:p text:style-name="P171">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72">Pause a playing sound: <text:span text:style-name="T106">The operator has a Pause button.</text:span> <text:span text:style-name="T101">This can be done remotely using the MIDI Show Control command Pause.</text:span></text:p>
        </text:list-item>
        <text:list-item>
          <text:p text:style-name="P172">Background/Independent: Background or independent cues can be played by forking the <text:soft-page-break/>sequencer, using Start Sound and specifying sequence items to be execute<text:span text:style-name="T129">d</text:span> when the sound starts, <text:span text:style-name="T185">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86" text:outline-level="2">Summary of Significant Changes</text:h>
      <text:h text:style-name="P190" text:outline-level="3">November 11, 2014</text:h>
      <text:list xml:id="list6674327770158493318" text:style-name="L21">
        <text:list-item>
          <text:p text:style-name="P173">Added the section Doing Standard Things in response to Mac's review of the November 10 edition. <text:s/>Adding that pointed out the need for some additional controls and remote commands. That led me to MIDI Show Control.</text:p>
        </text:list-item>
        <text:list-item>
          <text:p text:style-name="P174">Added support of MIDI Show Control in addition to the usual Note On and Note Off commands.</text:p>
        </text:list-item>
      </text:list>
      <text:h text:style-name="P191" text:outline-level="3">November 14, 2014</text:h>
      <text:p text:style-name="P59">Mac showed me Cueplayer, a very good sound player. <text:s/>To achieve feature parity with it, I added the following features:</text:p>
      <text:list xml:id="list1448000013097105040" text:style-name="L22">
        <text:list-item>
          <text:p text:style-name="P175">Allow sound to be re-channeled into the eight outputs</text:p>
        </text:list-item>
        <text:list-item>
          <text:p text:style-name="P175">Replace the 3-band equalizer with a 10-band equalizer.</text:p>
        </text:list-item>
        <text:list-item>
          <text:p text:style-name="P175">Allow the sound rehearsal operator to start a sound later than its normal start point.</text:p>
        </text:list-item>
        <text:list-item>
          <text:p text:style-name="P175">Display the time left in the current sound</text:p>
        </text:list-item>
        <text:list-item>
          <text:p text:style-name="P175">Let a function key start a sound</text:p>
        </text:list-item>
        <text:list-item>
          <text:p text:style-name="P175">Add panning of <text:span text:style-name="T130">monophonic and stereo </text:span>sound <text:span text:style-name="T130">effects.</text:span></text:p>
        </text:list-item>
        <text:list-item>
          <text:p text:style-name="P175">Add tools to create play lists from imported sound files or m3u files.</text:p>
        </text:list-item>
        <text:list-item>
          <text:p text:style-name="P175">Provide a convenient way to relocate sound files.</text:p>
        </text:list-item>
      </text:list>
      <text:p text:style-name="P67">Also, I acknowledged the role of the rehearsal sound operator as a third user of the sound effects player.</text:p>
      <text:h text:style-name="Heading_20_3" text:outline-level="3">November 15, 2014</text:h>
      <text:p text:style-name="P66">Make the goal of not requiring a high-speed CPU explicit, and use this goal to justify the fixed gstreamer pipeline.</text:p>
      <text:h text:style-name="Heading_20_3" text:outline-level="3"><text:soft-page-break/>December 2<text:span text:style-name="T7">1</text:span>, 2014</text:h>
      <text:p text:style-name="P68">Based on what I have learned about gstreamer, update the volume definition to be a floating-point number between 0.0 and 4.0, and update the time base to nanoseconds.</text:p>
      <text:h text:style-name="Heading_20_3" text:outline-level="3">January 4, 2014</text:h>
      <text:p text:style-name="P69">It is actually the adder, not the funnel, that provides the mixing of many sounds into one. <text:s/>Also some updating of the gstreamer information based on prototyping.</text:p>
      <text:h text:style-name="P192" text:outline-level="3">May 3, 2015</text:h>
      <text:p text:style-name="P74">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81">Do some more updating of the gstreamer information based on getting both plugins working. <text:s/>The plugins are well-commented, so there is some overlap between the information presented here and the information in the source code.</text:p>
      <text:h text:style-name="P193" text:outline-level="3">June 23, 2015</text:h>
      <text:p text:style-name="P82">Add tagging of playing and offered sounds. <text:s/>This simplifies the stop sound and stop offering sound sequence items.</text:p>
      <text:h text:style-name="Heading_20_3" text:outline-level="3">June 27, 2015</text:h>
      <text:p text:style-name="P84">Did some minor wordsmithing.</text:p>
      <text:h text:style-name="P194" text:outline-level="3">June 28, 2015</text:h>
      <text:p text:style-name="P85">Some small changes to the sequencer.</text:p>
      <text:h text:style-name="Heading_20_3" text:outline-level="3">October 20, 2015</text:h>
      <text:p text:style-name="P87">Don't let the sequencer modify the volume or pan. <text:s/>Use multiple sounds instead, sharing the WAV file.</text:p>
      <text:h text:style-name="Heading_20_3" text:outline-level="3">October 12, 2016</text:h>
      <text:p text:style-name="P93">Update the title and running header to better describe this document.</text:p>
      <text:h text:style-name="P195" text:outline-level="3">October <text:span text:style-name="T186">20</text:span>, 2016</text:h>
      <text:list xml:id="list5527665556375217924" text:style-name="L23">
        <text:list-item>
          <text:p text:style-name="P176"><text:span text:style-name="T185">Improve the handling of release start in the sequencer, </text:span></text:p>
        </text:list-item>
        <text:list-item>
          <text:p text:style-name="P176"><text:soft-page-break/><text:span text:style-name="T185">add better control of panning, </text:span></text:p>
        </text:list-item>
        <text:list-item>
          <text:p text:style-name="P176"><text:span text:style-name="T185">improve the display of the current and nearby sequence items, and</text:span></text:p>
        </text:list-item>
        <text:list-item>
          <text:p text:style-name="P176"><text:span text:style-name="T185">add max dur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51480EAAAAC425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32de03"/>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October 20, 2016</text:span></text:p>
      </style:header>
      <style:footer>
        <text:p text:style-name="Footer"><text:tab/><text:span text:style-name="MT3">Page </text:span><text:span text:style-name="MT3"><text:page-number text:select-page="current">31</text:page-number></text:span><text:span text:style-name="MT3"> of </text:span><text:span text:style-name="MT3"><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6-10-20T10:19:47.508720669</dc:date>
    <meta:editing-duration>P2DT12H40M44S</meta:editing-duration>
    <meta:editing-cycles>215</meta:editing-cycles>
    <meta:generator>LibreOffice/5.1.6.1.0$Linux_X86_64 LibreOffice_project/10$Build-1</meta:generator>
    <meta:document-statistic meta:table-count="0" meta:image-count="0" meta:object-count="7" meta:page-count="31" meta:paragraph-count="381" meta:word-count="12534" meta:character-count="71263" meta:non-whitespace-character-count="58838"/>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